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style:font-size-asian="12pt" style:font-size-complex="12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left="0.9866in" fo:margin-right="0in" fo:text-indent="0in" style:auto-text-indent="false"/>
      <style:text-properties fo:font-size="12pt" style:text-underline-style="none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Microsoft Sans Serif" fo:font-size="11pt" style:font-size-asian="11pt" style:font-size-complex="11pt"/>
    </style:style>
    <style:style style:name="P17" style:family="paragraph" style:parent-style-name="Standard">
      <style:paragraph-properties fo:margin-left="0in" fo:margin-right="0in" fo:margin-top="0.1in" fo:margin-bottom="0in" fo:line-height="100%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margin-top="0.1in" fo:margin-bottom="0in" fo:line-height="150%" fo:text-align="start" style:justify-single-word="false" fo:text-indent="0in" style:auto-text-indent="false"/>
    </style:style>
    <style:style style:name="P19" style:family="paragraph" style:parent-style-name="method_20_doc">
      <style:paragraph-properties fo:margin-left="0in" fo:margin-right="0in" fo:text-indent="0in" style:auto-text-indent="false"/>
    </style:style>
    <style:style style:name="P20" style:family="paragraph" style:parent-style-name="method_20_doc">
      <style:paragraph-properties fo:margin-left="0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21" style:family="paragraph" style:parent-style-name="method_20_doc">
      <style:paragraph-properties fo:margin-left="0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22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ize="12pt" style:font-size-asian="12pt" style:font-size-complex="12pt"/>
    </style:style>
    <style:style style:name="P23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Microsoft Sans Serif" fo:font-size="11pt" style:font-size-asian="11pt" style:font-size-complex="11pt"/>
    </style:style>
    <style:style style:name="P24" style:family="paragraph" style:parent-style-name="method_20_doc_20_2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.9799in" fo:margin-right="0in" fo:text-indent="0in" style:auto-text-indent="false"/>
    </style:style>
    <style:style style:name="P26" style:family="paragraph" style:parent-style-name="Standard">
      <style:paragraph-properties fo:margin-left="1.4839in" fo:margin-right="0in" fo:text-indent="-0.972in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.9874in" fo:margin-right="0in" fo:text-indent="0in" style:auto-text-indent="false"/>
    </style:style>
    <style:style style:name="P28" style:family="paragraph" style:parent-style-name="Standard" style:master-page-name="">
      <style:paragraph-properties fo:margin-left="0.4835in" fo:margin-right="0in" fo:text-indent="0in" style:auto-text-indent="false" style:page-number="auto"/>
      <style:text-properties fo:font-style="normal" style:text-underline-style="none" style:font-style-asian="normal" style:font-style-complex="normal"/>
    </style:style>
    <style:style style:name="P29" style:family="paragraph" style:parent-style-name="Standard">
      <style:paragraph-properties fo:margin-left="0.4835in" fo:margin-right="0in" fo:text-indent="0in" style:auto-text-indent="false"/>
    </style:style>
    <style:style style:name="P30" style:family="paragraph" style:parent-style-name="Standard">
      <style:paragraph-properties fo:margin-left="0.4835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31" style:family="paragraph" style:parent-style-name="Standard" style:master-page-name="">
      <style:paragraph-properties fo:margin-left="0.0138in" fo:margin-right="0in" fo:text-indent="0in" style:auto-text-indent="false" style:page-number="auto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2" style:family="paragraph" style:parent-style-name="Standard" style:master-page-name="">
      <style:paragraph-properties fo:margin-left="0.0138in" fo:margin-right="0in" fo:text-indent="0in" style:auto-text-indent="false" style:page-number="auto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margin-left="0.0138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4" style:family="paragraph" style:parent-style-name="Standard" style:master-page-name="">
      <style:paragraph-properties fo:margin-left="0.5043in" fo:margin-right="0in" fo:text-indent="0in" style:auto-text-indent="false" style:page-number="auto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margin-left="0.5043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6" style:family="paragraph" style:parent-style-name="Standard" style:master-page-name="">
      <style:paragraph-properties fo:margin-left="0.511in" fo:margin-right="0in" fo:text-indent="0in" style:auto-text-indent="false" style:page-number="auto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margin-left="0.511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8" style:family="paragraph" style:parent-style-name="Standard" style:master-page-name="">
      <style:paragraph-properties fo:margin-left="0.0346in" fo:margin-right="0in" fo:text-indent="0in" style:auto-text-indent="false" style:page-number="auto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left="0.0346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0" style:family="paragraph" style:parent-style-name="Standard" style:master-page-name="">
      <style:paragraph-properties fo:margin-left="0.4902in" fo:margin-right="0in" fo:text-indent="0in" style:auto-text-indent="false" style:page-number="auto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margin-left="0.4902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2" style:family="paragraph" style:parent-style-name="Standard" style:master-page-name="">
      <style:paragraph-properties fo:margin-left="1.0016in" fo:margin-right="0in" fo:text-indent="0in" style:auto-text-indent="false" style:page-number="auto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margin-left="1.0016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margin-left="1.0016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45" style:family="paragraph" style:parent-style-name="Standard">
      <style:paragraph-properties fo:margin-left="-0.0217in" fo:margin-right="0in" fo:text-indent="0in" style:auto-text-indent="false"/>
      <style:text-properties fo:font-size="12pt" style:font-size-asian="12pt" style:font-size-complex="12pt"/>
    </style:style>
    <style:style style:name="P46" style:family="paragraph" style:parent-style-name="Standard">
      <style:paragraph-properties fo:margin-left="-0.0217in" fo:margin-right="0in" fo:text-indent="0in" style:auto-text-indent="false"/>
      <style:text-properties style:font-name="Microsoft Sans Serif" fo:font-size="11pt" style:text-underline-style="none" fo:font-weight="bold" style:font-size-asian="11pt" style:font-weight-asian="bold" style:font-size-complex="11pt" style:font-weight-complex="bold"/>
    </style:style>
    <style:style style:name="P47" style:family="paragraph" style:parent-style-name="Standard" style:master-page-name="">
      <style:paragraph-properties style:page-number="auto"/>
      <style:text-properties fo:font-size="12pt" style:text-underline-style="solid" style:text-underline-width="auto" style:text-underline-color="font-color" style:font-size-asian="12pt" style:font-size-complex="12pt"/>
    </style:style>
    <style:style style:name="P48" style:family="paragraph" style:parent-style-name="Standard" style:master-page-name="">
      <style:paragraph-properties style:page-number="auto"/>
      <style:text-properties style:text-underline-style="solid" style:text-underline-width="auto" style:text-underline-color="font-color"/>
    </style:style>
    <style:style style:name="P49" style:family="paragraph" style:parent-style-name="Standard">
      <style:paragraph-properties fo:margin-left="1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50" style:family="paragraph" style:parent-style-name="Standard" style:master-page-name="">
      <style:paragraph-properties fo:margin-left="1in" fo:margin-right="0in" fo:text-indent="0in" style:auto-text-indent="false" style:page-number="auto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margin-left="0.4925in" fo:margin-right="0in" fo:text-indent="0in" style:auto-text-indent="false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margin-left="0.5189in" fo:margin-right="0in" fo:text-indent="-0.5043in" style:auto-text-indent="false"/>
      <style:text-properties fo:font-size="12pt" style:font-size-asian="12pt" style:font-size-complex="12pt"/>
    </style:style>
    <style:style style:name="P56" style:family="paragraph" style:parent-style-name="method_20_doc">
      <style:paragraph-properties fo:margin-left="0.5189in" fo:margin-right="0in" fo:text-indent="-0.5043in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57" style:family="paragraph" style:parent-style-name="method_20_doc">
      <style:text-properties fo:font-size="12pt" style:font-size-asian="12pt" style:font-size-complex="12pt"/>
    </style:style>
    <style:style style:name="P58" style:family="paragraph" style:parent-style-name="method_20_doc">
      <style:text-properties fo:font-style="italic" style:font-style-asian="italic" style:font-style-complex="italic"/>
    </style:style>
    <style:style style:name="P59" style:family="paragraph" style:parent-style-name="method_20_doc">
      <style:paragraph-properties fo:text-align="center" style:justify-single-word="false"/>
    </style:style>
    <style:style style:name="P60" style:family="paragraph" style:parent-style-name="method_20_doc">
      <style:paragraph-properties fo:text-align="center" style:justify-single-word="false">
        <style:tab-stops>
          <style:tab-stop style:position="-0.5in"/>
        </style:tab-stops>
      </style:paragraph-properties>
    </style:style>
    <style:style style:name="P61" style:family="paragraph" style:parent-style-name="method_20_doc">
      <style:text-properties fo:font-style="normal" style:font-style-asian="normal" style:font-style-complex="normal"/>
    </style:style>
    <style:style style:name="P62" style:family="paragraph" style:parent-style-name="method_20_doc">
      <style:paragraph-properties>
        <style:tab-stops>
          <style:tab-stop style:position="-0.5in"/>
          <style:tab-stop style:position="2.4862in"/>
        </style:tab-stops>
      </style:paragraph-properties>
    </style:style>
    <style:style style:name="P63" style:family="paragraph" style:parent-style-name="method_20_doc" style:master-page-name="">
      <style:paragraph-properties fo:margin-left="3.0043in" fo:margin-right="0in" fo:text-indent="-2.9972in" style:auto-text-indent="false" style:page-number="auto">
        <style:tab-stops>
          <style:tab-stop style:position="-0.5in"/>
          <style:tab-stop style:position="2.4862in"/>
        </style:tab-stops>
      </style:paragraph-properties>
    </style:style>
    <style:style style:name="P64" style:family="paragraph" style:parent-style-name="method_20_doc">
      <style:paragraph-properties fo:margin-left="-0.0098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65" style:family="paragraph" style:parent-style-name="method_20_doc">
      <style:paragraph-properties fo:margin-left="0.9846in" fo:margin-right="0in" fo:text-indent="-0.0098in" style:auto-text-indent="false"/>
    </style:style>
    <style:style style:name="P66" style:family="paragraph" style:parent-style-name="method_20_doc">
      <style:paragraph-properties fo:margin-left="0.9846in" fo:margin-right="0in" fo:text-align="start" style:justify-single-word="false" fo:text-indent="-0.0098in" style:auto-text-indent="false">
        <style:tab-stops>
          <style:tab-stop style:position="-0.5in"/>
        </style:tab-stops>
      </style:paragraph-properties>
    </style:style>
    <style:style style:name="P67" style:family="paragraph" style:parent-style-name="method_20_doc">
      <style:paragraph-properties fo:margin-left="0.9846in" fo:margin-right="0in" fo:text-align="start" style:justify-single-word="false" fo:text-indent="-0.0098in" style:auto-text-indent="false">
        <style:tab-stops>
          <style:tab-stop style:position="-0.5in"/>
          <style:tab-stop style:position="2.2827in" style:type="center"/>
        </style:tab-stops>
      </style:paragraph-properties>
    </style:style>
    <style:style style:name="P68" style:family="paragraph" style:parent-style-name="method_20_doc">
      <style:paragraph-properties fo:margin-left="0.9846in" fo:margin-right="0in" fo:text-align="start" style:justify-single-word="false" fo:text-indent="-0.0098in" style:auto-text-indent="false">
        <style:tab-stops>
          <style:tab-stop style:position="-0.5in"/>
          <style:tab-stop style:position="2.2756in" style:type="center"/>
        </style:tab-stops>
      </style:paragraph-properties>
    </style:style>
    <style:style style:name="P69" style:family="paragraph" style:parent-style-name="Standard">
      <style:paragraph-properties fo:margin-left="-0.4925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70" style:family="paragraph" style:parent-style-name="Standard">
      <style:paragraph-properties fo:margin-left="-0.4925in" fo:margin-right="0in" fo:text-indent="0in" style:auto-text-indent="false"/>
      <style:text-properties fo:font-size="12pt" style:font-size-asian="12pt" style:font-size-complex="12pt"/>
    </style:style>
    <style:style style:name="P71" style:family="paragraph" style:parent-style-name="Standard">
      <style:paragraph-properties fo:margin-left="-0.4925in" fo:margin-right="0in" fo:text-indent="0in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72" style:family="paragraph" style:parent-style-name="method_20_doc">
      <style:paragraph-properties fo:margin-left="0.4925in" fo:margin-right="0in" fo:text-indent="-0.0098in" style:auto-text-indent="false"/>
    </style:style>
    <style:style style:name="P73" style:family="paragraph" style:parent-style-name="method_20_doc">
      <style:paragraph-properties fo:margin-left="0.4925in" fo:margin-right="0in" fo:text-indent="-0.0098in" style:auto-text-indent="false"/>
      <style:text-properties fo:font-style="normal" style:font-style-asian="normal" style:font-style-complex="normal"/>
    </style:style>
    <style:style style:name="P74" style:family="paragraph" style:parent-style-name="method_20_doc">
      <style:paragraph-properties fo:margin-left="0.4925in" fo:margin-right="0in" fo:text-indent="-0.0098in" style:auto-text-indent="false">
        <style:tab-stops>
          <style:tab-stop style:position="-0.5in"/>
          <style:tab-stop style:position="2.4862in"/>
        </style:tab-stops>
      </style:paragraph-properties>
    </style:style>
    <style:style style:name="P75" style:family="paragraph" style:parent-style-name="method_20_doc">
      <style:paragraph-properties fo:margin-left="0.4925in" fo:margin-right="0in" fo:text-align="start" style:justify-single-word="false" fo:text-indent="-0.0098in" style:auto-text-indent="false">
        <style:tab-stops>
          <style:tab-stop style:position="-0.5in"/>
        </style:tab-stops>
      </style:paragraph-properties>
    </style:style>
    <style:style style:name="P76" style:family="paragraph" style:parent-style-name="method_20_doc">
      <style:paragraph-properties fo:margin-left="0in" fo:margin-right="0in" fo:text-indent="-0.0098in" style:auto-text-indent="false"/>
    </style:style>
    <style:style style:name="P77" style:family="paragraph" style:parent-style-name="method_20_doc">
      <style:paragraph-properties fo:margin-left="0in" fo:margin-right="0in" fo:text-align="center" style:justify-single-word="false" fo:text-indent="-0.0098in" style:auto-text-indent="false">
        <style:tab-stops>
          <style:tab-stop style:position="-0.5in"/>
        </style:tab-stops>
      </style:paragraph-properties>
    </style:style>
    <style:style style:name="P78" style:family="paragraph" style:parent-style-name="method_20_doc">
      <style:paragraph-properties fo:margin-left="0in" fo:margin-right="0in" fo:text-align="start" style:justify-single-word="false" fo:text-indent="-0.0098in" style:auto-text-indent="false">
        <style:tab-stops>
          <style:tab-stop style:position="-0.5in"/>
        </style:tab-stops>
      </style:paragraph-properties>
    </style:style>
    <style:style style:name="P79" style:family="paragraph" style:parent-style-name="method_20_doc">
      <style:paragraph-properties fo:margin-left="0.4972in" fo:margin-right="0in" fo:margin-top="0in" fo:margin-bottom="0in" fo:text-indent="0in" style:auto-text-indent="false">
        <style:tab-stops>
          <style:tab-stop style:position="-0.5in"/>
          <style:tab-stop style:position="2.4862in"/>
        </style:tab-stops>
      </style:paragraph-properties>
    </style:style>
    <style:style style:name="P80" style:family="paragraph" style:parent-style-name="Standard">
      <style:paragraph-properties fo:margin-left="0.4972in" fo:margin-right="0in" fo:text-indent="0in" style:auto-text-indent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81" style:family="paragraph" style:parent-style-name="Standard" style:master-page-name="">
      <style:paragraph-properties fo:margin-left="0.4972in" fo:margin-right="0in" fo:text-indent="0in" style:auto-text-indent="false" style:page-number="auto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82" style:family="paragraph" style:parent-style-name="method_20_doc" style:master-page-name="">
      <style:paragraph-properties fo:margin-left="0.9846in" fo:margin-right="0in" fo:margin-top="0in" fo:margin-bottom="0in" fo:text-indent="0in" style:auto-text-indent="false" style:page-number="auto">
        <style:tab-stops>
          <style:tab-stop style:position="-0.5in"/>
          <style:tab-stop style:position="2.4862in"/>
        </style:tab-stops>
      </style:paragraph-properties>
    </style:style>
    <style:style style:name="P83" style:family="paragraph" style:parent-style-name="Standard">
      <style:paragraph-properties fo:margin-left="0.9846in" fo:margin-right="0in" fo:text-indent="0in" style:auto-text-indent="false"/>
      <style:text-properties fo:font-size="12pt" style:font-size-asian="12pt" style:font-size-complex="12pt"/>
    </style:style>
    <style:style style:name="P84" style:family="paragraph" style:parent-style-name="method_20_doc_20_2">
      <style:paragraph-properties fo:margin-left="1.4772in" fo:margin-right="0in" fo:text-indent="0in" style:auto-text-indent="false"/>
    </style:style>
    <style:style style:name="P85" style:family="paragraph" style:parent-style-name="method_20_doc_20_2">
      <style:paragraph-properties fo:margin-left="1.4772in" fo:margin-right="0in" fo:margin-top="0in" fo:margin-bottom="0in" fo:text-indent="0in" style:auto-text-indent="false">
        <style:tab-stops/>
      </style:paragraph-properties>
    </style:style>
    <style:style style:name="P86" style:family="paragraph" style:parent-style-name="method_20_doc_20_2" style:master-page-name="">
      <style:paragraph-properties fo:margin-left="1.022in" fo:margin-right="0in" fo:margin-top="0in" fo:margin-bottom="0in" fo:text-indent="0in" style:auto-text-indent="false" style:page-number="auto">
        <style:tab-stops/>
      </style:paragraph-properties>
    </style:style>
    <style:style style:name="P87" style:family="paragraph" style:parent-style-name="method_20_doc_20_2">
      <style:paragraph-properties fo:margin-left="1.022in" fo:margin-right="0in" fo:margin-top="0in" fo:margin-bottom="0in" fo:text-indent="0in" style:auto-text-indent="false">
        <style:tab-stops/>
      </style:paragraph-properties>
    </style:style>
    <style:style style:name="P88" style:family="paragraph" style:parent-style-name="Standard">
      <style:paragraph-properties fo:margin-left="1.9693in" fo:margin-right="0in" fo:text-indent="-0.5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Standard" style:master-page-name="">
      <style:paragraph-properties fo:margin-left="1.4772in" fo:margin-right="0in" fo:text-indent="-0.5in" style:auto-text-indent="false" style:page-number="auto">
        <style:tab-stops/>
      </style:paragraph-properties>
      <style:text-properties fo:font-size="12pt" style:font-size-asian="12pt" style:font-size-complex="12pt"/>
    </style:style>
    <style:style style:name="P90" style:family="paragraph" style:parent-style-name="Standard" style:list-style-name="L1" style:master-page-name="">
      <style:paragraph-properties fo:margin-left="1.0016in" fo:margin-right="0in" fo:text-indent="-0.0138in" style:auto-text-indent="false" style:page-number="auto"/>
    </style:style>
    <style:style style:name="P91" style:family="paragraph" style:parent-style-name="Standard" style:list-style-name="L1">
      <style:paragraph-properties fo:margin-left="1.0016in" fo:margin-right="0in" fo:text-indent="-0.0138in" style:auto-text-indent="false"/>
    </style:style>
    <style:style style:name="P92" style:family="paragraph" style:parent-style-name="method_20_doc">
      <style:text-properties style:font-name="Microsoft Sans Serif" fo:font-size="11pt" style:text-underline-style="solid" style:text-underline-width="auto" style:text-underline-color="font-color" style:font-size-asian="11pt" style:font-size-complex="11pt"/>
    </style:style>
    <style:style style:name="P93" style:family="paragraph" style:parent-style-name="method_20_doc">
      <style:text-properties style:font-name="Microsoft Sans Serif" fo:font-size="11pt" fo:font-weight="bold" style:font-size-asian="11pt" style:font-weight-asian="bold" style:font-size-complex="11pt" style:font-weight-complex="bold"/>
    </style:style>
    <style:style style:name="P94" style:family="paragraph" style:parent-style-name="method_20_doc">
      <style:paragraph-properties fo:margin-left="0.4925in" fo:margin-right="0in" fo:text-indent="-0.0098in" style:auto-text-indent="false"/>
      <style:text-properties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Microsoft Sans Serif"/>
    </style:style>
    <style:style style:name="T13" style:family="text">
      <style:text-properties style:font-name="Microsoft Sans Serif" fo:font-size="11pt" style:font-size-asian="11pt" style:font-size-complex="11pt"/>
    </style:style>
    <style:style style:name="T14" style:family="text">
      <style:text-properties style:font-name="Microsoft Sans Serif" fo:font-size="11pt" fo:font-style="normal" style:font-size-asian="11pt" style:font-style-asian="normal" style:font-size-complex="11pt" style:font-style-complex="normal"/>
    </style:style>
    <style:style style:name="T15" style:family="text">
      <style:text-properties style:font-name="Microsoft Sans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Microsoft Sans Serif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Microsoft Sans Serif" fo:font-size="11pt" style:text-underline-style="solid" style:text-underline-width="auto" style:text-underline-color="font-color" style:font-size-asian="11pt" style:font-size-complex="11pt"/>
    </style:style>
    <style:style style:name="T18" style:family="text">
      <style:text-properties style:font-name="Microsoft Sans Serif" fo:font-style="normal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2pt" style:font-size-asian="12pt" style:font-size-complex="12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Times New Roman1" style:font-name-asian="Times New Roman1" style:font-name-complex="Times New Roman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sign Specification for ChangeAgent<text:span text:style-name="T35">™ </text:span>1.2</text:p>
      <text:p text:style-name="P4"/>
      <text:p text:style-name="P4">Design Organization</text:p>
      <text:p text:style-name="Standard"/>
      <text:p text:style-name="P7"><text:span text:style-name="T1">1.<text:tab/></text:span>Source Files</text:p>
      <text:p text:style-name="P7"/>
      <text:p text:style-name="Standard">Chang<text:span text:style-name="T4">eAgent is compr</text:span>ised of six java source files:</text:p>
      <text:p text:style-name="P2"/>
      <text:p text:style-name="P52">ChangeAgent.java</text:p>
      <text:p text:style-name="P52">Agent.java</text:p>
      <text:p text:style-name="P52">PaintPanel.java</text:p>
      <text:p text:style-name="P52">ControlPanel.java</text:p>
      <text:p text:style-name="P52">AgentMenu.java</text:p>
      <text:p text:style-name="P52">Dashboard.java</text:p>
      <text:p text:style-name="P2"/>
      <text:p text:style-name="P2"><text:span text:style-name="T31">2.<text:tab/></text:span><text:span text:style-name="T30">Outline of class methods, nested and inner classes.</text:span><text:span text:style-name="regular"><text:span text:style-name="T23"><text:note text:id="ftn1" text:note-class="footnote"><text:note-citation text:label="*">*</text:note-citation><text:note-body><text:p text:style-name="Footnote">Most class fields are not included. <text:s/>See source code comments for full documentation.</text:p></text:note-body></text:note></text:span></text:span><text:span text:style-name="regular"><text:span text:style-name="T23"> in source files.</text:span></text:span></text:p>
      <text:p text:style-name="P52"/>
      <text:p text:style-name="P3">ChangeAgent.java</text:p>
      <text:p text:style-name="P6"/>
      <text:p text:style-name="P16">class ChangeAgent</text:p>
      <text:p text:style-name="P16"/>
      <text:p text:style-name="P16"><text:tab/>createAndShowGUI()</text:p>
      <text:p text:style-name="P16"><text:tab/>startAgent(PaintPanel pp) </text:p>
      <text:p text:style-name="P16"><text:tab/>restart() </text:p>
      <text:p text:style-name="P16"><text:tab/>pause() </text:p>
      <text:p text:style-name="P16"><text:tab/>main(String[] args)</text:p>
      <text:p text:style-name="P16"/>
      <text:p text:style-name="P16"><text:tab/>static class AnimationThread implements Runnable </text:p>
      <text:p text:style-name="P16"><text:tab/><text:tab/>AnimationThread()</text:p>
      <text:p text:style-name="P23"><text:tab/><text:tab/>run()</text:p>
      <text:p text:style-name="P16"><text:tab/><text:tab/> </text:p>
      <text:p text:style-name="P16"><text:s/><text:tab/>class StaticSystemRefs </text:p>
      <text:p text:style-name="P16"><text:tab/><text:tab/>StaticSystemRefs()</text:p>
      <text:p text:style-name="P16"><text:tab/><text:tab/>getInstance()</text:p>
      <text:p text:style-name="P16"><text:tab/><text:tab/><text:span text:style-name="T8">various</text:span> getters() and setters()</text:p>
      <text:p text:style-name="P16"/>
      <text:p text:style-name="P16">class StartDialog</text:p>
      <text:p text:style-name="P16"><text:tab/>StartDialog()</text:p>
      <text:p text:style-name="P16"><text:tab/>showStartDialog()</text:p>
      <text:p text:style-name="P71"/>
      <text:p text:style-name="P47">Agent.java</text:p>
      <text:p text:style-name="P6"/>
      <text:p text:style-name="P22"><text:span text:style-name="code"><text:span text:style-name="T1">final class AgentConstants</text:span></text:span></text:p>
      <text:p text:style-name="P10"><text:span text:style-name="code"><text:span text:style-name="T1"/></text:span></text:p>
      <text:p text:style-name="P10"><text:span text:style-name="code"><text:span text:style-name="T1">class Agent.java</text:span></text:span></text:p>
      <text:p text:style-name="P10"><text:span text:style-name="code"><text:span text:style-name="T1"/></text:span></text:p>
      <text:p text:style-name="P10"><text:span text:style-name="code"><text:span text:style-name="T1"><text:tab/>Agent()</text:span></text:span></text:p>
      <text:p text:style-name="P10"><text:span text:style-name="code"><text:span text:style-name="T1"><text:tab/>update()</text:span></text:span></text:p>
      <text:p text:style-name="P10"><text:soft-page-break/><text:span text:style-name="code"><text:span text:style-name="T1"><text:tab/>contactCheck()</text:span></text:span></text:p>
      <text:p text:style-name="P10"><text:span text:style-name="code"><text:span text:style-name="T1"><text:tab/>setAggression()</text:span></text:span></text:p>
      <text:p text:style-name="P10"><text:span text:style-name="code"><text:span text:style-name="T1"><text:tab/>setPropogation()</text:span></text:span></text:p>
      <text:p text:style-name="P10"><text:span text:style-name="code"><text:span text:style-name="T1"><text:tab/></text:span></text:span><text:span text:style-name="code"><text:span text:style-name="T7">various</text:span></text:span><text:span text:style-name="code"><text:span text:style-name="T19"> getters() and setters()</text:span></text:span></text:p>
      <text:p text:style-name="P10"><text:span text:style-name="code"><text:span text:style-name="T5"/></text:span></text:p>
      <text:p text:style-name="P15">ControlPanel.java</text:p>
      <text:p text:style-name="P15"/>
      <text:p text:style-name="P69"><text:tab/><text:span text:style-name="code">class ControlPanel </text:span></text:p>
      <text:p text:style-name="P14"><text:span text:style-name="code"/></text:p>
      <text:p text:style-name="P69"><text:span text:style-name="code"><text:tab/><text:tab/>ControlPanel()</text:span></text:p>
      <text:p text:style-name="P69"><text:span text:style-name="code"><text:tab/><text:tab/>getPreferredSize()</text:span></text:p>
      <text:p text:style-name="P69"><text:span text:style-name="code"><text:tab/><text:tab/>setDashboardFlag()</text:span></text:p>
      <text:p text:style-name="P69"><text:span text:style-name="code"><text:tab/><text:tab/>setCountLabels()</text:span></text:p>
      <text:p text:style-name="P14"><text:span text:style-name="code"/></text:p>
      <text:p text:style-name="P69"><text:span text:style-name="code"><text:tab/><text:tab/>class <text:tab/>AggresionSliderPanel <text:tab/><text:tab/></text:span></text:p>
      <text:p text:style-name="P69"><text:span text:style-name="code"><text:tab/><text:tab/>class<text:tab/>PropagatationSliderPanel </text:span></text:p>
      <text:p text:style-name="P69"><text:span text:style-name="code"/></text:p>
      <text:p text:style-name="P69"><text:span text:style-name="code"><text:tab/><text:tab/>class CountPanel</text:span></text:p>
      <text:p text:style-name="P69"><text:span text:style-name="code"><text:tab/><text:tab/><text:tab/>updateCountLabels</text:span></text:p>
      <text:p text:style-name="P69"><text:span text:style-name="code"/></text:p>
      <text:p text:style-name="P69"><text:span text:style-name="code"><text:tab/><text:tab/>class ClockPanel</text:span></text:p>
      <text:p text:style-name="P69"><text:span text:style-name="code"><text:tab/><text:tab/><text:tab/>ClockPanel()</text:span></text:p>
      <text:p text:style-name="P69"><text:span text:style-name="code"><text:tab/><text:tab/><text:tab/>pauseClock()</text:span></text:p>
      <text:p text:style-name="P69"><text:span text:style-name="code"><text:tab/><text:tab/><text:tab/>resumeClock()</text:span></text:p>
      <text:p text:style-name="P69"><text:span text:style-name="code"><text:tab/><text:tab/><text:tab/>updateClock()</text:span></text:p>
      <text:p text:style-name="P69"><text:span text:style-name="code"><text:tab/><text:tab/><text:tab/></text:span></text:p>
      <text:p text:style-name="P14"><text:span text:style-name="code"><text:tab/><text:tab/>class ClockThread </text:span></text:p>
      <text:p text:style-name="P14"><text:span text:style-name="code"><text:tab/><text:tab/><text:tab/>run()</text:span></text:p>
      <text:p text:style-name="P69"><text:span text:style-name="code"/></text:p>
      <text:p text:style-name="P69"><text:span text:style-name="code"><text:tab/><text:tab/>static Class SystemSlider </text:span></text:p>
      <text:p text:style-name="P69"><text:span text:style-name="code"><text:tab/><text:tab/><text:tab/>SystemSlider()</text:span></text:p>
      <text:p text:style-name="P70"><text:span text:style-name="code"><text:span text:style-name="T5"/></text:span></text:p>
      <text:p text:style-name="P32">AgentMenu.java</text:p>
      <text:p text:style-name="P30"><text:span text:style-name="code"/></text:p>
      <text:p text:style-name="P11"><text:span text:style-name="code">class AgentMenu</text:span></text:p>
      <text:p text:style-name="P11"><text:span text:style-name="code"/></text:p>
      <text:p text:style-name="P34"><text:span text:style-name="code">AgentMenu()</text:span></text:p>
      <text:p text:style-name="P35"><text:span text:style-name="code">createMenuBar()</text:span></text:p>
      <text:p text:style-name="P35"><text:span text:style-name="code"/></text:p>
      <text:p text:style-name="P35"><text:span text:style-name="code">class AboutDialog</text:span></text:p>
      <text:p text:style-name="P35"><text:span text:style-name="code"/></text:p>
      <text:p text:style-name="P50"><text:span text:style-name="code">AboutDialog()</text:span></text:p>
      <text:p text:style-name="P50"><text:span text:style-name="code">showAboutDialog()</text:span></text:p>
      <text:p text:style-name="P49"><text:span text:style-name="code">removeAboutDialog()</text:span></text:p>
      <text:p text:style-name="P35"><text:span text:style-name="code"/></text:p>
      <text:p text:style-name="P31"><text:span text:style-name="code">class AgentCountDialog</text:span></text:p>
      <text:p text:style-name="P33"><text:span text:style-name="code"/></text:p>
      <text:p text:style-name="P36"><text:span text:style-name="code">AgentCountDialog()</text:span></text:p>
      <text:p text:style-name="P37"><text:span text:style-name="code">showAgentCountDialog()</text:span></text:p>
      <text:p text:style-name="P37"><text:span text:style-name="code">numberChoicePanel()</text:span></text:p>
      <text:p text:style-name="P37"><text:span text:style-name="code"/></text:p>
      <text:p text:style-name="P38"><text:soft-page-break/><text:span text:style-name="code">class ParametersDialog extends JDialog</text:span></text:p>
      <text:p text:style-name="P39"><text:span text:style-name="code"/></text:p>
      <text:p text:style-name="P40"><text:span text:style-name="code">ParametersDialog()</text:span></text:p>
      <text:p text:style-name="P41"><text:span text:style-name="code">showParametersDialog()</text:span></text:p>
      <text:p text:style-name="P37"><text:span text:style-name="code">sizePanel()</text:span></text:p>
      <text:p text:style-name="P37"><text:span text:style-name="code">speedPanel() </text:span></text:p>
      <text:p text:style-name="P37"><text:span text:style-name="code">setAgentParameters()</text:span></text:p>
      <text:p text:style-name="P37"><text:span text:style-name="code">getComboParams(int low, int high, int defaultValue)</text:span></text:p>
      <text:p text:style-name="P41"><text:span text:style-name="code">class ComboParams()</text:span></text:p>
      <text:p text:style-name="P41"><text:span text:style-name="code"/></text:p>
      <text:p text:style-name="P41"><text:span text:style-name="code">class ErrorDialog extends JDialog</text:span></text:p>
      <text:p text:style-name="P41"><text:span text:style-name="code"/></text:p>
      <text:p text:style-name="P42"><text:span text:style-name="code">ErrorDialog()</text:span></text:p>
      <text:p text:style-name="P43"><text:span text:style-name="code">showErrorDialog()</text:span></text:p>
      <text:p text:style-name="P43"><text:span text:style-name="code"/></text:p>
      <text:p text:style-name="P37"><text:span text:style-name="code">class DemoSizePanel extends JPanel</text:span></text:p>
      <text:p text:style-name="P37"><text:span text:style-name="code"/></text:p>
      <text:p text:style-name="P37"><text:span text:style-name="code"><text:tab/>DemoSizePanel()</text:span></text:p>
      <text:p text:style-name="P37"><text:span text:style-name="code"><text:tab/>showDemoSize(int ds)</text:span></text:p>
      <text:p text:style-name="P37"><text:span text:style-name="code"><text:tab/>paintComponent()</text:span></text:p>
      <text:p text:style-name="P37"><text:span text:style-name="code"/></text:p>
      <text:p text:style-name="P48">PaintPanel.java</text:p>
      <text:p text:style-name="P14"><text:span text:style-name="code"/></text:p>
      <text:p text:style-name="P14"><text:span text:style-name="code">class PaintPanel</text:span></text:p>
      <text:p text:style-name="P28"><text:span text:style-name="code"/></text:p>
      <text:p text:style-name="P30"><text:span text:style-name="code">PaintPanel()</text:span></text:p>
      <text:p text:style-name="P30"><text:span text:style-name="code">paintComponent() </text:span></text:p>
      <text:p text:style-name="P29"><text:span text:style-name="code"><text:span text:style-name="T19">getPreferredSize()</text:span></text:span></text:p>
      <text:p text:style-name="P45"><text:span text:style-name="code"><text:span text:style-name="T5"/></text:span></text:p>
      <text:p text:style-name="P45"><text:span text:style-name="code"><text:span text:style-name="T7"/></text:span></text:p>
      <text:p text:style-name="P45"><text:span text:style-name="regular"><text:span text:style-name="T22">Dashboard2.java</text:span></text:span></text:p>
      <text:p text:style-name="P45"><text:span text:style-name="regular"><text:span text:style-name="T19"/></text:span></text:p>
      <text:p text:style-name="P45"><text:span text:style-name="code"><text:span text:style-name="T19">class Dashboard2</text:span></text:span></text:p>
      <text:p text:style-name="P52"><text:span text:style-name="code"><text:span text:style-name="T7"/></text:span></text:p>
      <text:p text:style-name="P52"><text:span text:style-name="code"><text:span text:style-name="T19">Dashboard2()</text:span></text:span></text:p>
      <text:p text:style-name="P52"><text:span text:style-name="code"><text:span text:style-name="T19">DashboardThread()</text:span></text:span></text:p>
      <text:p text:style-name="P52"><text:span text:style-name="code"><text:span text:style-name="T19">initializeFilters()</text:span></text:span></text:p>
      <text:p text:style-name="P52"><text:span text:style-name="code"><text:span text:style-name="T19">startUp()</text:span></text:span></text:p>
      <text:p text:style-name="P52"><text:span text:style-name="code"><text:span text:style-name="T19">shutDown()</text:span></text:span></text:p>
      <text:p text:style-name="P52"><text:span text:style-name="code"><text:span text:style-name="T19">update()</text:span></text:span></text:p>
      <text:p text:style-name="P52"><text:span text:style-name="code"><text:span text:style-name="T19">dataSort()</text:span></text:span></text:p>
      <text:p text:style-name="P45"><text:span text:style-name="code"><text:span text:style-name="T7"/></text:span></text:p>
      <text:p text:style-name="P52"><text:span text:style-name="code"><text:span text:style-name="T19">class AgentData</text:span></text:span></text:p>
      <text:p text:style-name="P83"><text:span text:style-name="code"><text:span text:style-name="T19">AgentData()</text:span></text:span></text:p>
      <text:p text:style-name="P83"><text:span text:style-name="code"><text:span text:style-name="T19">readData()</text:span></text:span></text:p>
      <text:p text:style-name="P83"><text:span text:style-name="code"><text:span text:style-name="T19">various getters()</text:span></text:span></text:p>
      <text:p text:style-name="P83"><text:span text:style-name="code"><text:span text:style-name="T19"/></text:span></text:p>
      <text:p text:style-name="P52"><text:span text:style-name="code"><text:span text:style-name="T19">class BarGraph</text:span></text:span></text:p>
      <text:p text:style-name="P83"><text:span text:style-name="code"><text:span text:style-name="T19">BarGraph()</text:span></text:span></text:p>
      <text:p text:style-name="P83"><text:span text:style-name="code"><text:span text:style-name="T19">setBarGraphColor()</text:span></text:span></text:p>
      <text:p text:style-name="P83"><text:span text:style-name="code"><text:span text:style-name="T19">setBarXLocations()</text:span></text:span></text:p>
      <text:p text:style-name="P83"><text:soft-page-break/><text:span text:style-name="code"><text:span text:style-name="T19">getBarList()</text:span></text:span></text:p>
      <text:p text:style-name="P83"><text:span text:style-name="code"><text:span text:style-name="T19">refreshGraph() </text:span></text:span></text:p>
      <text:p text:style-name="P83"><text:span text:style-name="code"><text:span text:style-name="T19">paintComponent();</text:span></text:span></text:p>
      <text:p text:style-name="P83"><text:span text:style-name="code"><text:span text:style-name="T19">paintGraph()</text:span></text:span></text:p>
      <text:p text:style-name="P83"><text:span text:style-name="code"><text:span text:style-name="T19"/></text:span></text:p>
      <text:p text:style-name="Standard"><text:span text:style-name="regular"><text:span text:style-name="T21">3.</text:span></text:span><text:span text:style-name="regular"><text:span text:style-name="T20"><text:tab/></text:span></text:span><text:span text:style-name="regular"><text:span text:style-name="T23">Class and Method Specification</text:span></text:span></text:p>
      <text:p text:style-name="P2"><text:span text:style-name="code"><text:span text:style-name="T7"/></text:span></text:p>
      <text:p text:style-name="P10"><text:span text:style-name="regular"><text:span text:style-name="T9">In source file ChangeAgent.java:</text:span></text:span></text:p>
      <text:p text:style-name="P10"><text:span text:style-name="code"><text:span text:style-name="T7"/></text:span></text:p>
      <text:p text:style-name="P46">public class ChangeAgent</text:p>
      <text:p text:style-name="P46"/>
      <text:p text:style-name="Standard"><text:span text:style-name="regular"><text:span text:style-name="T8">Nested classes</text:span></text:span></text:p>
      <text:p text:style-name="Standard"><text:span text:style-name="regular"><text:span text:style-name="T14">class AnimationThread</text:span></text:span></text:p>
      <text:p text:style-name="P45"><text:span text:style-name="regular"><text:span text:style-name="T18">class StaticSystemRefs</text:span></text:span></text:p>
      <text:p text:style-name="P45"><text:span text:style-name="regular"><text:span text:style-name="T18"/></text:span></text:p>
      <text:p text:style-name="P45"><text:span text:style-name="regular"><text:span text:style-name="T8">Method summary</text:span></text:span></text:p>
      <text:p text:style-name="method_20_doc"><text:span text:style-name="T17">createAndShowGUI()</text:span><text:span text:style-name="T13"><text:tab/></text:span></text:p>
      <text:p text:style-name="P72"><text:span text:style-name="regular">Instantiates</text:span> top level GUI components. <text:s/>Hierarchy:</text:p>
      <text:p text:style-name="P89"><text:span text:style-name="code">JFrame</text:span> <text:span text:style-name="A2">Application</text:span> window</text:p>
      <text:p text:style-name="P84"><text:span text:style-name="code">JPanel</text:span> <text:span text:style-name="code">PaintPanel</text:span>Where animation painting/rendering is performed</text:p>
      <text:p text:style-name="P88"><text:span text:style-name="code">JPanel</text:span> <text:span text:style-name="code">ControlPanel</text:span>. Contains the system operating parameter controls (aggression propagatation rate), displays agent count and run clock.</text:p>
      <text:p text:style-name="P88"><text:span text:style-name="code">JMenu </text:span>Menu bar</text:p>
      <text:p text:style-name="P92">startAgent()</text:p>
      <text:p text:style-name="P72">Launches an <text:span text:style-name="code">executor.ScheduleAtFixedRate()</text:span> animation thread.</text:p>
      <text:p text:style-name="P72"/>
      <text:p text:style-name="method_20_doc"><text:span text:style-name="code"><text:span text:style-name="T28">pause()</text:span></text:span></text:p>
      <text:p text:style-name="P72">Pauses the system model.</text:p>
      <text:p text:style-name="P72"/>
      <text:p text:style-name="P92">restart()</text:p>
      <text:p text:style-name="P72">Resume the system model.</text:p>
      <text:p text:style-name="P72"/>
      <text:p text:style-name="method_20_doc"><text:span text:style-name="code"><text:span text:style-name="T28">main(String[] args)</text:span></text:span><text:span text:style-name="code"><text:tab/></text:span></text:p>
      <text:p text:style-name="P72"><text:span text:style-name="regular">Main, takes no arguments</text:span><text:span text:style-name="code">.</text:span></text:p>
      <text:p text:style-name="method_20_doc"/>
      <text:p text:style-name="method_20_doc"><text:span text:style-name="T4"><text:tab/></text:span><text:span text:style-name="T15">static class AnimationThread</text:span></text:p>
      <text:p text:style-name="P72"><text:span text:style-name="T4">A nested static class in </text:span><text:span text:style-name="code">ChangeAgent</text:span><text:span text:style-name="T4">, implements </text:span><text:span text:style-name="code">Runnable()</text:span><text:span text:style-name="T4">. <text:s/>This is the application animation thread.</text:span></text:p>
      <text:p text:style-name="P26"/>
      <text:p text:style-name="P76"><text:span text:style-name="T17">AnimationThread()</text:span> <text:tab/></text:p>
      <text:p text:style-name="P94"><text:tab/>Constructor.</text:p>
      <text:p text:style-name="P94"/>
      <text:p text:style-name="method_20_doc"><text:span text:style-name="code"><text:span text:style-name="T28">@Override run()</text:span></text:span> <text:tab/></text:p>
      <text:p text:style-name="P72">Invokes <text:span text:style-name="code">Agent</text:span>.<text:span text:style-name="code">update()</text:span> method, which updates agent location and implements the agent interaction. <text:s/>Invokes<text:span text:style-name="code">PaintPanel</text:span> (animation rendering panel) <text:span text:style-name="code">repaint().</text:span></text:p>
      <text:p text:style-name="P57"/>
      <text:p text:style-name="method_20_doc"><text:span text:style-name="T16">class StaticSystemRefs</text:span> </text:p>
      <text:p text:style-name="P72"><text:tab/>This top level singleton class contains references accessed by </text:p>
      <text:p text:style-name="P24"><text:soft-page-break/>methods in other classes throughout the application, and getters and setters for each as necessary. <text:s/></text:p>
      <text:p text:style-name="P24"/>
      <text:p text:style-name="method_20_doc"><text:span text:style-name="T8">Field summary</text:span><text:tab/></text:p>
      <text:p text:style-name="method_20_doc"><text:span text:style-name="code">private static StaticSystemRefs instance;</text:span></text:p>
      <text:p text:style-name="method_20_doc"><text:span text:style-name="code"><text:tab/>private PaintPanel paintPanel;</text:span></text:p>
      <text:p text:style-name="method_20_doc"><text:span text:style-name="code"><text:tab/>private ControlPanel controlPanel;</text:span></text:p>
      <text:p text:style-name="method_20_doc"><text:span text:style-name="code">private final ScheduledThreadPoolExecutor executor = new ScheduledThreadPoolExecutor(6);</text:span></text:p>
      <text:p text:style-name="method_20_doc"><text:span text:style-name="code"><text:tab/>private final int controlPanelHeight = 120;</text:span></text:p>
      <text:p text:style-name="method_20_doc"><text:span text:style-name="code"><text:tab/>private final Dimension insetFrameDimension = new Dimension();</text:span></text:p>
      <text:p text:style-name="method_20_doc"><text:span text:style-name="code"><text:tab/>private boolean suspendFlag = false;</text:span></text:p>
      <text:p text:style-name="P58"/>
      <text:p text:style-name="P58">Method summary</text:p>
      <text:p text:style-name="P61"><text:span text:style-name="code"><text:span text:style-name="T28">private staticSystemRefs()</text:span></text:span></text:p>
      <text:p text:style-name="P73">Private constructor, no code, exists to prevent direct instatiation.</text:p>
      <text:p text:style-name="P73"/>
      <text:p text:style-name="P61"><text:span text:style-name="code"><text:span text:style-name="T28">StaticSystemRefs.getInstance()</text:span></text:span></text:p>
      <text:p text:style-name="P73"><text:tab/>Returns singlton instance.</text:p>
      <text:p text:style-name="P73"/>
      <text:p text:style-name="method_20_doc"><text:span text:style-name="T8">Various</text:span><text:span text:style-name="code"> </text:span></text:p>
      <text:p text:style-name="method_20_doc"><text:span text:style-name="code"><text:span text:style-name="T28">getters()</text:span></text:span></text:p>
      <text:p text:style-name="method_20_doc"><text:span text:style-name="code"><text:span text:style-name="T28">setters()</text:span></text:span></text:p>
      <text:p text:style-name="method_20_doc"/>
      <text:p text:style-name="P93">class StartDialog extends JDialog</text:p>
      <text:p text:style-name="P72">Top level class for the <text:span text:style-name="regular">startup</text:span> dialog, which allows the user to configure operating and agent parameters.</text:p>
      <text:p text:style-name="P55"/>
      <text:p text:style-name="P56">Method summary</text:p>
      <text:p text:style-name="P63"><text:span text:style-name="code"><text:span text:style-name="T28">private</text:span></text:span><text:span text:style-name="T28"> </text:span><text:span text:style-name="T17">StartDialog(JFrame ownerFrame)</text:span><text:span text:style-name="T13"> <text:tab/></text:span></text:p>
      <text:p text:style-name="P82"><text:span text:style-name="regular"><text:span text:style-name="T32">P</text:span></text:span>rivate<text:span text:style-name="regular"><text:span text:style-name="T12"> </text:span></text:span><text:span text:style-name="regular">onstructor, invoked by </text:span><text:span text:style-name="code">showStartDialog()</text:span><text:span text:style-name="regular">. Creates a </text:span><text:span text:style-name="code">StartDialog</text:span><text:span text:style-name="regular"> with </text:span><text:span text:style-name="code">ownerFrame</text:span><text:span text:style-name="regular"> as its owner.Contains four </text:span><text:span text:style-name="code">JButtons</text:span><text:span text:style-name="regular">:<text:line-break/>“SetAgent Count,” event handler invokes </text:span><text:span text:style-name="code">AgentCountDialog.showAgentCountDialog().</text:span><text:span text:style-name="regular"> “SetParameters,” event handler invokes </text:span><text:span text:style-name="code">ParamatersDialog.showParametersDialog(owner).<text:line-break/></text:span><text:span text:style-name="regular">“Run,” event handler invokes </text:span><text:span text:style-name="code">startDialog.setVisible(false)</text:span><text:span text:style-name="regular">.<text:line-break/>“Cancel” event handler invokes </text:span><text:span text:style-name="code">System.exit(0).</text:span></text:p>
      <text:p text:style-name="P79"><text:span text:style-name="code"/></text:p>
      <text:p text:style-name="P62"><text:span text:style-name="T17">showStartDialog(JFrame ownerFrame)</text:span><text:span text:style-name="T13"> <text:tab/></text:span></text:p>
      <text:p text:style-name="P74"><text:span text:style-name="T33">Invoked by </text:span><text:span text:style-name="code">createAndShowGUI(Jframe)</text:span><text:span text:style-name="T33"> with top-level </text:span><text:span text:style-name="code">JFrame</text:span><text:span text:style-name="T33"> as </text:span><text:span text:style-name="code">StartDialog's</text:span><text:span text:style-name="T33"> owner. <text:s/>Invokes contructor </text:span><text:span text:style-name="code">StartDialog(ownerFrame).</text:span></text:p>
      <text:p text:style-name="P2"/>
      <text:p text:style-name="P10"><text:span text:style-name="regular"><text:span text:style-name="T9">In source file Agent.java:</text:span></text:span></text:p>
      <text:p text:style-name="P10"><text:span text:style-name="code"><text:span text:style-name="T7"/></text:span></text:p>
      <text:p text:style-name="method_20_doc"><text:span text:style-name="code"><text:span text:style-name="T2">final class AgentConstants</text:span></text:span><text:span text:style-name="code"><text:span text:style-name="T1"><text:tab/></text:span></text:span></text:p>
      <text:p text:style-name="P72"><text:span text:style-name="regular"><text:span text:style-name="T19">Holds constant values for Agent objects</text:span></text:span><text:span text:style-name="code"><text:span text:style-name="T7">. <text:s/></text:span></text:span><text:span text:style-name="regular"><text:span text:style-name="T7">A static import in other classes.</text:span></text:span></text:p>
      <text:p text:style-name="P9"><text:span text:style-name="code"><text:span text:style-name="T1"><text:tab/></text:span></text:span></text:p>
      <text:p text:style-name="method_20_doc"><text:span text:style-name="code"><text:span text:style-name="T2">class Agent extends Ellipse2D.Float</text:span></text:span><text:span text:style-name="code"><text:span text:style-name="T1"><text:tab/><text:tab/></text:span></text:span></text:p>
      <text:p text:style-name="P72"><text:span text:style-name="regular"><text:span text:style-name="T1">Application system component class</text:span></text:span><text:span text:style-name="Definition"><text:span text:style-name="T1">.Each Agent object is element in an ArrayList. <text:s/>A local reference to the ArrayList of Agents is a class field.</text:span></text:span></text:p>
      <text:p text:style-name="P72"><text:span text:style-name="Definition"><text:span text:style-name="T1"/></text:span></text:p>
      <text:p text:style-name="P19"><text:soft-page-break/><text:span text:style-name="Definition"><text:span text:style-name="T7">Method summary</text:span></text:span></text:p>
      <text:p text:style-name="method_20_doc"><text:span text:style-name="code"><text:span text:style-name="T28">Agent()</text:span></text:span><text:span text:style-name="code"><text:span text:style-name="T1"> </text:span></text:span></text:p>
      <text:p text:style-name="P72"><text:span text:style-name="regular"><text:span text:style-name="T1">Constructor. <text:s/>Initializes</text:span></text:span><text:span text:style-name="code"><text:span text:style-name="T1"> Agent </text:span></text:span><text:span text:style-name="regular"><text:span text:style-name="T1">object fields</text:span></text:span><text:span text:style-name="code"><text:span text:style-name="T1"> xLoc, yLoc, deltaX, deltaY </text:span></text:span><text:span text:style-name="regular"><text:span text:style-name="T1">with random numbers generated by</text:span></text:span><text:span text:style-name="code"><text:span text:style-name="T1"> Math.random().</text:span></text:span></text:p>
      <text:p text:style-name="P72"><text:span text:style-name="code"><text:span text:style-name="T1"/></text:span></text:p>
      <text:p text:style-name="method_20_doc"><text:span text:style-name="code"><text:span text:style-name="T28">update()</text:span></text:span></text:p>
      <text:p text:style-name="P72"><text:span text:style-name="regular"><text:span text:style-name="T1">Implements the operation of the system design.</text:span></text:span><text:span text:style-name="code"><text:span text:style-name="T1"> </text:span></text:span><text:s/>Invoked from <text:span text:style-name="code">ChangeAgent.AnimationThread.run() </text:span><text:span text:style-name="regular">for each </text:span><text:span text:style-name="code">Agent</text:span><text:span text:style-name="regular"> in the </text:span><text:span text:style-name="code">ArrayList</text:span>. <text:s/>Compares the instant <text:span text:style-name="code">Agent</text:span> reference to every other <text:span text:style-name="code">Agent</text:span> instance in an <text:span text:style-name="code">ArrayList, </text:span><text:span text:style-name="regular">briefly descibed as</text:span> follows <text:span text:style-name="T8">(see source file comments for greater detail.:</text:span></text:p>
      <text:p text:style-name="P25"><text:s/></text:p>
      <text:list xml:id="list3991699961743927883" text:style-name="L1">
        <text:list-item>
          <text:p text:style-name="P90">Invoke contactCheck(Agent) (see below) to determine if the instant <text:span text:style-name="code">Agent</text:span> is in contact with the iterator <text:span text:style-name="code">Agent </text:span><text:span text:style-name="regular">element.</text:span></text:p>
        </text:list-item>
        <text:list-item>
          <text:p text:style-name="P91"><text:span text:style-name="regular">If the two Agents are in contact, look for the</text:span> iterator <text:span text:style-name="code">Agent</text:span> in the instant <text:span text:style-name="code">Agent's</text:span> intersectList. <text:s/>If it is not already in contact, execute <text:span text:style-name="code">Agent</text:span> interation code.</text:p>
        </text:list-item>
        <text:list-item>
          <text:p text:style-name="P91">If instant <text:span text:style-name="code">Agent</text:span> size is lightweight or heavyweight, set <text:span text:style-name="code">AgentColor</text:span>, apply <text:span text:style-name="code">heavySpeedFactor</text:span> or <text:span text:style-name="code">lightSpeedFactor</text:span>.</text:p>
        </text:list-item>
        <text:list-item>
          <text:p text:style-name="P91">If instant <text:span text:style-name="code">Agent</text:span> size is less than <text:span text:style-name="code">minSize</text:span>, remove instant A<text:span text:style-name="code">gent</text:span> from every other <text:span text:style-name="code">Agent's</text:span> <text:span text:style-name="code">intersectList</text:span>, then remove instant A<text:span text:style-name="code">gent</text:span> from the <text:span text:style-name="code">ArrayList</text:span>.</text:p>
        </text:list-item>
        <text:list-item>
          <text:p text:style-name="P91">Increment <text:span text:style-name="code">Agent</text:span> <text:span text:style-name="code">xLoc</text:span> and <text:span text:style-name="code">yLoc </text:span><text:s/>by <text:span text:style-name="code">deltaX</text:span> and <text:span text:style-name="code">deltaY</text:span>.</text:p>
        </text:list-item>
        <text:list-item>
          <text:p text:style-name="P91">Bounce the <text:span text:style-name="code">Agent</text:span> off of the window borders.</text:p>
        </text:list-item>
      </text:list>
      <text:p text:style-name="P10"><text:span text:style-name="code"><text:span text:style-name="T1"/></text:span></text:p>
      <text:p text:style-name="method_20_doc"><text:span text:style-name="code"><text:span text:style-name="T1"><text:tab/></text:span></text:span><text:span text:style-name="code"><text:span text:style-name="T28">contactCheck(Agent)</text:span></text:span></text:p>
      <text:p text:style-name="P72"><text:span text:style-name="regular"><text:span text:style-name="T1">Ask Mr. Pythagorus for the distance between the instant </text:span></text:span><text:span text:style-name="code"><text:span text:style-name="T1">Agent's </text:span></text:span><text:span text:style-name="T1">instant </text:span><text:span text:style-name="code"><text:span text:style-name="T1">Agent's</text:span></text:span><text:span text:style-name="T1"> and iterator </text:span><text:span text:style-name="code"><text:span text:style-name="T1">Agent's</text:span></text:span><text:span text:style-name="T1"> centers. If distance is less than the sum of each </text:span><text:span text:style-name="code"><text:span text:style-name="T1">Agent's</text:span></text:span><text:span text:style-name="T1"> radius, they are in contact. <text:s/><text:line-break/></text:span><text:span text:style-name="T7">Design note: </text:span><text:span text:style-name="T19">The first implementation used </text:span><text:span text:style-name="code"><text:span text:style-name="T19">Math.hypot()</text:span></text:span><text:span text:style-name="T19"> to calculate the distance between the centers of the two </text:span><text:span text:style-name="code"><text:span text:style-name="T19">Agents</text:span></text:span><text:span text:style-name="T19">. <text:s/>The application's animation deteriorated when configured for more than fifty </text:span><text:span text:style-name="code"><text:span text:style-name="T19">Agents</text:span></text:span><text:span text:style-name="T19">. <text:s/>Profiling revealed that this method was a time sink. <text:s/>Changing the code to </text:span><text:span text:style-name="code"><text:span text:style-name="T19">Math</text:span></text:span><text:span text:style-name="T19">.</text:span><text:span text:style-name="code"><text:span text:style-name="T19">sqrt() </text:span></text:span><text:span text:style-name="T19">eliminated the problem. <text:s/>The </text:span><text:span text:style-name="code"><text:span text:style-name="T19">hypot()</text:span></text:span><text:span text:style-name="T19"> algorithm is highly accurate for small angles, but is a performance problem. <text:s/>This is not noted in the Java API documentation.</text:span></text:p>
      <text:p text:style-name="P8"/>
      <text:p text:style-name="method_20_doc"><text:span text:style-name="code"><text:span text:style-name="T28">setAggression(int group, int value)</text:span></text:span></text:p>
      <text:p text:style-name="P72">Sets <text:span text:style-name="code">AggressionRate </text:span><text:span text:style-name="regular">for</text:span><text:span text:style-name="code"> group </text:span><text:span text:style-name="regular">to</text:span><text:span text:style-name="code"> value, </text:span><text:span text:style-name="regular">a number between</text:span><text:span text:style-name="code"> 0 and 100</text:span>. <text:s/>Invoked from <text:span text:style-name="code">ControlPanel</text:span> <text:span text:style-name="code">JSlider</text:span> event handlers. <text:s/></text:p>
      <text:p text:style-name="P9"/>
      <text:p text:style-name="method_20_doc"><text:span text:style-name="code"><text:span text:style-name="T28">setPropogation(int group, int value)</text:span></text:span></text:p>
      <text:p text:style-name="P72"><text:span text:style-name="T1">Set </text:span><text:span text:style-name="code"><text:span text:style-name="T1">PropogationRate </text:span></text:span><text:span text:style-name="regular"><text:span text:style-name="T1">for</text:span></text:span><text:span text:style-name="code"><text:span text:style-name="T1"> group </text:span></text:span><text:span text:style-name="regular"><text:span text:style-name="T1">to</text:span></text:span><text:span text:style-name="code"><text:span text:style-name="T1"> value</text:span></text:span><text:span text:style-name="T1"> <text:s/>Invoked from </text:span><text:span text:style-name="code"><text:span text:style-name="T1">ControlPanel</text:span></text:span><text:span text:style-name="T1"> </text:span><text:span text:style-name="code"><text:span text:style-name="T1">JSlider </text:span></text:span><text:span text:style-name="T1">event handlers.</text:span></text:p>
      <text:p text:style-name="P10"><text:span text:style-name="code"><text:span text:style-name="T1"/></text:span></text:p>
      <text:p text:style-name="method_20_doc"><text:span text:style-name="code"><text:span text:style-name="T7">Various</text:span></text:span><text:span text:style-name="code"><text:span text:style-name="T19"> </text:span></text:span></text:p>
      <text:p text:style-name="method_20_doc"><text:span text:style-name="code"><text:span text:style-name="T22">getters()</text:span></text:span></text:p>
      <text:p text:style-name="method_20_doc"><text:span text:style-name="code"><text:span text:style-name="T22">setters()</text:span></text:span></text:p>
      <text:p text:style-name="P72"><text:span text:style-name="regular"><text:span text:style-name="T19">Access</text:span></text:span> ins<text:span text:style-name="T27">tant </text:span><text:span text:style-name="code"><text:span text:style-name="T27">Agent</text:span></text:span><text:span text:style-name="T27"> parameters instanct and global.</text:span></text:p>
      <text:p text:style-name="P13"><text:span text:style-name="regular"><text:span text:style-name="T24"/></text:span></text:p>
      <text:p text:style-name="P13"><text:span text:style-name="regular"><text:span text:style-name="T29">In source file ControlPanel.java:</text:span></text:span></text:p>
      <text:p text:style-name="P12"><text:span text:style-name="code"><text:span text:style-name="T6"/></text:span></text:p>
      <text:p text:style-name="method_20_doc"><text:span text:style-name="code"><text:span text:style-name="T21">class ControlPanel extends JPanel</text:span></text:span><text:span text:style-name="code"><text:span text:style-name="T19"> <text:tab/></text:span></text:span></text:p>
      <text:p text:style-name="P72">GUI component to hold operating parameter controls, Agent group counts and runtime clock. <text:s/>Component hierarchy:</text:p>
      <text:p text:style-name="P17"><text:soft-page-break/><text:span text:style-name="code">ControlPanel </text:span></text:p>
      <text:p text:style-name="P17"><text:span text:style-name="code">AggressionSliderPanel <text:s text:c="4"/>PropagatationSliderPanel <text:s text:c="4"/>CountPanel <text:s text:c="5"/>ClockPanel</text:span></text:p>
      <text:p text:style-name="P18"><text:tab/><text:tab/><text:span text:style-name="code">JSlider</text:span> (2)<text:tab/><text:tab/><text:tab/><text:span text:style-name="code">JSlider</text:span> (2)<text:tab/> <text:s text:c="5"/><text:span text:style-name="code">JLabel</text:span> (2)<text:tab/> <text:s text:c="4"/><text:tab/> <text:s text:c="2"/><text:span text:style-name="code">JLabel</text:span></text:p>
      <text:p text:style-name="P20"><text:span text:style-name="regular"><text:span text:style-name="T8">Inner classes</text:span></text:span></text:p>
      <text:p text:style-name="P20"><text:span text:style-name="code"><text:span text:style-name="T34">class AggresionSliderPanel</text:span></text:span></text:p>
      <text:p text:style-name="P14"><text:span text:style-name="code"><text:span text:style-name="T34">class PropagationSliderPanel</text:span></text:span></text:p>
      <text:p text:style-name="P14"><text:span text:style-name="code"><text:span text:style-name="T34">class CountPanel</text:span></text:span></text:p>
      <text:p text:style-name="P14"><text:span text:style-name="code"><text:span text:style-name="T34">class ClockPanel</text:span></text:span></text:p>
      <text:p text:style-name="P14"><text:span text:style-name="code"><text:span text:style-name="T34"/></text:span></text:p>
      <text:p text:style-name="P14"><text:span text:style-name="regular"><text:span text:style-name="T11">Nested class</text:span></text:span></text:p>
      <text:p text:style-name="P20"><text:span text:style-name="code"><text:span text:style-name="T34">SystemSlider</text:span></text:span></text:p>
      <text:p text:style-name="P20"><text:span text:style-name="Definition"><text:span text:style-name="T8"/></text:span></text:p>
      <text:p text:style-name="P20"><text:span text:style-name="Definition"><text:span text:style-name="T8">Method summary</text:span></text:span></text:p>
      <text:p text:style-name="P76"><text:span text:style-name="code"><text:span text:style-name="T22">ControlPanel()</text:span></text:span></text:p>
      <text:p text:style-name="P72">Contructor. Instantiates <text:span text:style-name="code">AggresionSliderPanel</text:span>, <text:span text:style-name="code">PropagatationSliderPanel</text:span>, <text:span text:style-name="code">CountPanel</text:span>, and <text:span text:style-name="code">ClockPanel</text:span>, launches <text:span text:style-name="code">ClockThread</text:span></text:p>
      <text:p text:style-name="P27"><text:span text:style-name="code"/></text:p>
      <text:p text:style-name="method_20_doc"><text:span text:style-name="code"><text:tab/></text:span><text:span text:style-name="code"><text:span text:style-name="T28">Dimension getPreferredSize()</text:span></text:span></text:p>
      <text:p text:style-name="method_20_doc"><text:span text:style-name="regular"><text:span text:style-name="T19">Returns a Dimension </text:span></text:span><text:span text:style-name="code"><text:span text:style-name="T19">object</text:span></text:span><text:span text:style-name="regular"><text:span text:style-name="T19">, based on the value of </text:span></text:span><text:span text:style-name="code">systemRefs.getControlPanelHeight().</text:span></text:p>
      <text:p text:style-name="method_20_doc"><text:span text:style-name="code"/></text:p>
      <text:p text:style-name="method_20_doc"><text:span text:style-name="code"><text:tab/></text:span><text:span text:style-name="code"><text:span text:style-name="T28">setDashboardFlag(boolean flag)</text:span></text:span></text:p>
      <text:p text:style-name="P72"><text:span text:style-name="regular"><text:span text:style-name="T19">Set boolean</text:span></text:span><text:span text:style-name="code"><text:span text:style-name="T19"> flag </text:span></text:span><text:span text:style-name="regular"><text:span text:style-name="T19">indicating if the </text:span></text:span><text:span text:style-name="code"><text:span text:style-name="T19">Dashboard</text:span></text:span><text:span text:style-name="regular"><text:span text:style-name="T19"> is visible</text:span></text:span><text:span text:style-name="code"><text:span text:style-name="T19">.</text:span></text:span></text:p>
      <text:p text:style-name="P72"><text:span text:style-name="code"><text:span text:style-name="T19"/></text:span></text:p>
      <text:p text:style-name="method_20_doc"><text:span text:style-name="code"><text:tab/></text:span><text:span text:style-name="code"><text:span text:style-name="T28">setCountLabels(int ACount, int BCount)</text:span></text:span></text:p>
      <text:p text:style-name="P72"><text:span text:style-name="regular"><text:span text:style-name="T19">Updates</text:span></text:span><text:span text:style-name="code"><text:span text:style-name="T19"> JLabel </text:span></text:span><text:span text:style-name="regular"><text:span text:style-name="T19">text for </text:span></text:span><text:span text:style-name="code"><text:span text:style-name="T19">Agent </text:span></text:span><text:span text:style-name="regular"><text:span text:style-name="T19">group count</text:span></text:span><text:span text:style-name="code"><text:span text:style-name="T19">.</text:span></text:span></text:p>
      <text:p text:style-name="P14"><text:span text:style-name="regular"><text:span text:style-name="T8"/></text:span></text:p>
      <text:p text:style-name="method_20_doc"><text:span text:style-name="code"><text:tab/></text:span><text:span text:style-name="code"><text:span text:style-name="T31">class AggresionSliderPanel extends JPanel</text:span></text:span><text:span text:style-name="code"><text:tab/></text:span></text:p>
      <text:p text:style-name="P72"><text:span text:style-name="regular"><text:span text:style-name="T19">Contains two</text:span></text:span><text:span text:style-name="code"><text:span text:style-name="T19"> SystemSliders </text:span></text:span><text:span text:style-name="regular"><text:span text:style-name="T19">for controlling each group's </text:span></text:span><text:span text:style-name="code">AggresionRate.</text:span></text:p>
      <text:p text:style-name="P72"><text:span text:style-name="code"/></text:p>
      <text:p text:style-name="P20"><text:span text:style-name="Definition"><text:span text:style-name="T8">Method summary</text:span></text:span></text:p>
      <text:p text:style-name="method_20_doc"><text:span text:style-name="code"><text:tab/></text:span><text:span text:style-name="code"><text:span text:style-name="T28">AggresionSliderPanel()</text:span></text:span></text:p>
      <text:p text:style-name="P72"><text:span text:style-name="code"><text:span text:style-name="T19">Constructor </text:span></text:span><text:span text:style-name="regular"><text:span text:style-name="T19">instantiates two</text:span></text:span><text:span text:style-name="code"><text:span text:style-name="T19"> SystemSlider </text:span></text:span><text:span text:style-name="regular"><text:span text:style-name="T19">controls to set </text:span></text:span><text:span text:style-name="code">A_aggressionRate</text:span> and <text:span text:style-name="code">B_aggressionRate. <text:s/>U</text:span>ses parameter-defined anonymous inner classes for event handlers for <text:span text:style-name="code">mousePressed, mouseReleased </text:span>and<text:span text:style-name="code"> MouseDragged MouseEvents.</text:span></text:p>
      <text:p text:style-name="Standard"><text:span text:style-name="code"/></text:p>
      <text:p text:style-name="Standard"><text:span text:style-name="code"><text:span text:style-name="T31">class PropagationSliderPanel extends JPanel</text:span></text:span><text:span text:style-name="code"><text:tab/></text:span></text:p>
      <text:p text:style-name="P51"><text:span text:style-name="regular"><text:span text:style-name="T19">Contains two</text:span></text:span><text:span text:style-name="code"><text:span text:style-name="T19"> SystemSliders </text:span></text:span><text:span text:style-name="regular"><text:span text:style-name="T19">for controlling each</text:span></text:span><text:span text:style-name="code"><text:span text:style-name="T19"> </text:span></text:span><text:span text:style-name="regular">group's</text:span><text:span text:style-name="code"> PropagatationRate.</text:span></text:p>
      <text:p text:style-name="P51"><text:span text:style-name="code"/></text:p>
      <text:p text:style-name="P20"><text:span text:style-name="Definition"><text:span text:style-name="T8">Method summary</text:span></text:span></text:p>
      <text:p text:style-name="method_20_doc"><text:span text:style-name="code"><text:span text:style-name="T28">PropogationSliderPanel()</text:span></text:span></text:p>
      <text:p text:style-name="P72"><text:span text:style-name="code"><text:span text:style-name="T19">Constructor </text:span></text:span><text:span text:style-name="regular"><text:span text:style-name="T19">instantiates two</text:span></text:span><text:span text:style-name="code"><text:span text:style-name="T19"> SystemSlider </text:span></text:span><text:span text:style-name="regular"><text:span text:style-name="T19">controls to set </text:span></text:span><text:span text:style-name="code">A_propogateRate </text:span>and<text:span text:style-name="code"> B_propogateRate. <text:s/>U</text:span>ses parameter-defined anonymous inner classes for event handlers for <text:span text:style-name="code">mousePressed, mouseReleased </text:span>and<text:span text:style-name="code"> MouseDragged MouseEvents.</text:span></text:p>
      <text:p text:style-name="P44"><text:span text:style-name="code"><text:span text:style-name="T19"/></text:span></text:p>
      <text:p text:style-name="method_20_doc"><text:span text:style-name="code"><text:span text:style-name="T31">class CountPanel extends JPanel</text:span></text:span><text:span text:style-name="code"><text:tab/></text:span></text:p>
      <text:p text:style-name="P72"><text:span text:style-name="regular">Contains two </text:span><text:span text:style-name="code">JLabels</text:span><text:span text:style-name="regular"> for each group's </text:span><text:span text:style-name="code">Agent</text:span><text:span text:style-name="regular"> count.</text:span></text:p>
      <text:p text:style-name="method_20_doc"><text:span text:style-name="code"/></text:p>
      <text:p text:style-name="P20"><text:span text:style-name="Definition"><text:span text:style-name="T8">Method summary</text:span></text:span></text:p>
      <text:p text:style-name="method_20_doc"><text:soft-page-break/><text:span text:style-name="code"><text:span text:style-name="T28">updateCountLabels(int groupA, int groupB)</text:span></text:span></text:p>
      <text:p text:style-name="P72"><text:span text:style-name="regular">Updates the text of the two</text:span><text:span text:style-name="code"> JLabels.</text:span></text:p>
      <text:p text:style-name="P14"><text:span text:style-name="code"/></text:p>
      <text:p text:style-name="method_20_doc"><text:span text:style-name="code"><text:tab/></text:span><text:span text:style-name="code"><text:span text:style-name="T31">class ClockPanel extends JPanel</text:span></text:span><text:span text:style-name="code"><text:tab/><text:tab/></text:span></text:p>
      <text:p text:style-name="P72"><text:span text:style-name="regular">Contains a </text:span><text:span text:style-name="code">JLabel</text:span><text:span text:style-name="regular"> to display the runtime clock.</text:span></text:p>
      <text:p text:style-name="method_20_doc"><text:span text:style-name="regular"/></text:p>
      <text:p text:style-name="P20"><text:span text:style-name="Definition"><text:span text:style-name="T8">Method summary</text:span></text:span></text:p>
      <text:p text:style-name="method_20_doc"><text:span text:style-name="code"><text:span text:style-name="T28">ClockPanel()</text:span></text:span></text:p>
      <text:p text:style-name="P72"><text:span text:style-name="code">I</text:span><text:span text:style-name="regular">nstantiates </text:span><text:span text:style-name="code">JLabel</text:span><text:span text:style-name="regular">, </text:span><text:span text:style-name="code">Instant</text:span><text:span text:style-name="regular"> and </text:span><text:span text:style-name="code">Duration</text:span><text:span text:style-name="regular"> references</text:span></text:p>
      <text:p text:style-name="method_20_doc"><text:span text:style-name="code"><text:span text:style-name="T28">pauseClock()</text:span></text:span></text:p>
      <text:p text:style-name="P72"><text:span text:style-name="regular">Sets boolean </text:span><text:span text:style-name="code">runClock</text:span><text:span text:style-name="regular"> flag to </text:span><text:span text:style-name="regular"><text:span text:style-name="T8">false</text:span></text:span><text:span text:style-name="regular">. <text:s/>Sets time for</text:span><text:span text:style-name="code"> Instant pauseStart </text:span><text:span text:style-name="regular">field</text:span><text:span text:style-name="code">.</text:span></text:p>
      <text:p text:style-name="P72"><text:span text:style-name="code"/></text:p>
      <text:p text:style-name="method_20_doc"><text:span text:style-name="code"><text:span text:style-name="T28">resumeClock()</text:span></text:span></text:p>
      <text:p text:style-name="P72"><text:span text:style-name="regular">Sets boolean </text:span><text:span text:style-name="code">runClock</text:span><text:span text:style-name="regular"> flag to </text:span><text:span text:style-name="regular"><text:span text:style-name="T8">true</text:span></text:span><text:span text:style-name="code">. <text:s/></text:span><text:span text:style-name="regular">Accumulates paused time duration with </text:span><text:span text:style-name="code">Duration cumulativePauseDuration </text:span><text:span text:style-name="regular">field</text:span><text:span text:style-name="code">.</text:span></text:p>
      <text:p text:style-name="method_20_doc"><text:span text:style-name="code"/></text:p>
      <text:p text:style-name="method_20_doc"><text:span text:style-name="code">updateClock()</text:span></text:p>
      <text:p text:style-name="P72"><text:span text:style-name="regular">Invokes</text:span><text:span text:style-name="code"> Instant.now, Duration.between(startTime, nowTime) </text:span><text:span text:style-name="regular">and </text:span><text:span text:style-name="code">Duration.minus( cumulativePauseDuration). <text:s/></text:span><text:span text:style-name="regular">Converts runTime</text:span><text:span text:style-name="code">Duration</text:span><text:span text:style-name="regular"> to string, constructs time display string as hh:mm:ss</text:span></text:p>
      <text:p text:style-name="P14"><text:span text:style-name="code"><text:tab/></text:span></text:p>
      <text:p text:style-name="P14"><text:span text:style-name="code"/></text:p>
      <text:p text:style-name="method_20_doc"><text:span text:style-name="code"><text:span text:style-name="T31">class ClockThread implements Runnable</text:span></text:span></text:p>
      <text:p text:style-name="P72"><text:span text:style-name="regular">Thread to update the runtime clock.</text:span></text:p>
      <text:p text:style-name="method_20_doc"><text:span text:style-name="code"/></text:p>
      <text:p text:style-name="method_20_doc"><text:span text:style-name="code"><text:span text:style-name="T28">@Override run()</text:span></text:span></text:p>
      <text:p text:style-name="P72"><text:span text:style-name="regular">Checks </text:span><text:span text:style-name="code">runClock</text:span><text:span text:style-name="regular"> flag, invokes </text:span><text:span text:style-name="code">updateClock</text:span><text:span text:style-name="regular">. <text:s/>Invoked by </text:span><text:span text:style-name="code">executor</text:span><text:span text:style-name="regular">.</text:span><text:span text:style-name="code">scheduleAtFixedRate</text:span><text:span text:style-name="regular">() at 60 second interval.</text:span></text:p>
      <text:p text:style-name="P64"><text:span text:style-name="regular"><text:span text:style-name="T8"/></text:span></text:p>
      <text:p text:style-name="method_20_doc"><text:span text:style-name="code"><text:tab/></text:span><text:span text:style-name="code"><text:span text:style-name="T31">static class SystemSlider extends JSlider</text:span></text:span></text:p>
      <text:p text:style-name="P72"><text:span text:style-name="code"><text:span text:style-name="T31"><text:tab/></text:span></text:span><text:span text:style-name="regular">Common</text:span><text:span text:style-name="code"> JSlider </text:span><text:span text:style-name="regular">component for all controls</text:span></text:p>
      <text:p text:style-name="method_20_doc"><text:span text:style-name="code"/></text:p>
      <text:p text:style-name="P20"><text:span text:style-name="Definition"><text:span text:style-name="T8">Method summary</text:span></text:span></text:p>
      <text:p text:style-name="method_20_doc"><text:span text:style-name="code"><text:span text:style-name="T28">SystemSlider(Color)</text:span></text:span></text:p>
      <text:p text:style-name="P72"><text:span text:style-name="regular">Sets </text:span><text:span text:style-name="code">Color</text:span><text:span text:style-name="regular"> and other fields for </text:span><text:span text:style-name="code">JSliders</text:span><text:span text:style-name="regular"> used to set aggression and propagation rates.</text:span></text:p>
      <text:p text:style-name="method_20_doc"><text:span text:style-name="code"/></text:p>
      <text:p text:style-name="P13"><text:span text:style-name="regular"><text:span text:style-name="T28">In source file AgentMenu.java:</text:span></text:span></text:p>
      <text:p text:style-name="P13"><text:span text:style-name="regular"><text:span text:style-name="T28"/></text:span></text:p>
      <text:p text:style-name="method_20_doc"><text:span text:style-name="code"><text:span text:style-name="T31">class AgentMenu extends JMenuBar<text:tab/> </text:span></text:span></text:p>
      <text:p text:style-name="P72"><text:span text:style-name="regular"><text:span text:style-name="T34">GUI component to hold operating parameter controls. <text:s/>Hierarchy:</text:span></text:span></text:p>
      <text:p text:style-name="method_20_doc"><text:span text:style-name="regular"><text:span text:style-name="T34"/></text:span></text:p>
      <text:p text:style-name="P60"><text:span text:style-name="regular"><text:span text:style-name="T34">fileMenu<text:tab/><text:tab/><text:tab/>settingsMenu<text:tab/><text:tab/><text:tab/><text:tab/>aboutMenu</text:span></text:span></text:p>
      <text:p text:style-name="P67"><text:span text:style-name="regular"><text:span text:style-name="T34"><text:tab/>“File” <text:tab/>“Number of Agents”</text:span></text:span></text:p>
      <text:p text:style-name="P68"><text:span text:style-name="regular"><text:span text:style-name="T34">“Open” (disabled)<text:tab/>“System Parameters”</text:span></text:span></text:p>
      <text:p text:style-name="P66"><text:span text:style-name="regular"><text:span text:style-name="T34">“Pause” </text:span></text:span></text:p>
      <text:p text:style-name="P66"><text:span text:style-name="regular"><text:span text:style-name="T34">“Resume” </text:span></text:span></text:p>
      <text:p text:style-name="P66"><text:span text:style-name="regular"><text:span text:style-name="T34">“Exit”</text:span></text:span></text:p>
      <text:p text:style-name="P59"><text:span text:style-name="regular"><text:span text:style-name="T34"/></text:span></text:p>
      <text:p text:style-name="method_20_doc"><text:span text:style-name="code"/></text:p>
      <text:p text:style-name="method_20_doc"><text:soft-page-break/><text:span text:style-name="regular"><text:span text:style-name="T8">Nested class</text:span></text:span></text:p>
      <text:p text:style-name="method_20_doc"><text:span text:style-name="code"><text:span text:style-name="T26">class AboutDialog</text:span></text:span></text:p>
      <text:p text:style-name="method_20_doc"><text:span text:style-name="code"><text:span text:style-name="T10"/></text:span></text:p>
      <text:p text:style-name="method_20_doc"><text:span text:style-name="regular"><text:span text:style-name="T8">Method summary</text:span></text:span></text:p>
      <text:p text:style-name="method_20_doc"><text:span text:style-name="code"><text:span text:style-name="T28">AgentMenu()</text:span></text:span></text:p>
      <text:p text:style-name="P72"><text:span text:style-name="regular">Constructor, instantiated in </text:span><text:span text:style-name="code">ChangeAgent.createAndShowGui</text:span><text:span text:style-name="regular">, added to top-level application window </text:span><text:span text:style-name="code">JFrame</text:span><text:span text:style-name="regular">. <text:s/>Invokes</text:span><text:span text:style-name="code"> createMenuBar().</text:span></text:p>
      <text:p text:style-name="P72"><text:span text:style-name="code"/></text:p>
      <text:p text:style-name="method_20_doc"><text:span text:style-name="code"><text:span text:style-name="T28">createMenuBar()</text:span></text:span></text:p>
      <text:p text:style-name="P72"><text:span text:style-name="regular">Instantiates</text:span><text:span text:style-name="code"> JMenus, JMenuItems. </text:span><text:span text:style-name="regular"><text:s/>Uses parameter-defined anonymous inner classes for event handlers.</text:span></text:p>
      <text:p text:style-name="P86"><text:span text:style-name="regular">“File” </text:span><text:span text:style-name="code">JMenu</text:span><text:span text:style-name="regular">:</text:span></text:p>
      <text:p text:style-name="P87"><text:span text:style-name="regular">“Open” Currently disabled. <text:s/>Future revision will feature database file to record samples of system settings and parameters.</text:span></text:p>
      <text:p text:style-name="P87"><text:span text:style-name="regular">“Pause” event handler invokes </text:span><text:span text:style-name="code">ChangeAgent.pause()</text:span></text:p>
      <text:p text:style-name="P87"><text:span text:style-name="regular">“Resume” event handler invokes </text:span><text:span text:style-name="code">ChangeAgent.resume().</text:span></text:p>
      <text:p text:style-name="P87"><text:span text:style-name="regular">“Exit” event handler invokes </text:span><text:span text:style-name="code">System.exit(0)</text:span><text:span text:style-name="regular">.</text:span></text:p>
      <text:p text:style-name="P87"><text:span text:style-name="regular"/></text:p>
      <text:p text:style-name="P87"><text:span text:style-name="regular">“System Parameter” </text:span><text:span text:style-name="code">JMenu</text:span><text:span text:style-name="regular">:</text:span></text:p>
      <text:p text:style-name="P87"><text:span text:style-name="regular">“Number of Agents” currently disabled. <text:s/>Future revision will feature restting the number of Agents while the application is running.</text:span></text:p>
      <text:p text:style-name="P87"><text:span text:style-name="regular">“System Parameter” event handler invokes </text:span><text:span text:style-name="code">ParamatersDialog.showParametersDialog(JFrame) </text:span><text:span text:style-name="regular">with the top-level application window </text:span><text:span text:style-name="code">JFrame</text:span><text:span text:style-name="regular">.</text:span></text:p>
      <text:p text:style-name="P87"><text:span text:style-name="regular"/></text:p>
      <text:p text:style-name="P87"><text:span text:style-name="regular">“About” </text:span><text:span text:style-name="code">JMenu</text:span></text:p>
      <text:p text:style-name="P85"><text:span text:style-name="code">menuSelected</text:span><text:span text:style-name="regular"> event handler invokes </text:span><text:span text:style-name="code">AboutDialog</text:span><text:span text:style-name="regular">.</text:span><text:span text:style-name="code">showAboutDialog</text:span><text:span text:style-name="regular">(</text:span><text:span text:style-name="code">JFrame</text:span><text:span text:style-name="regular">) with the top-level application window </text:span><text:span text:style-name="code">JFrame</text:span><text:span text:style-name="regular">.</text:span></text:p>
      <text:p text:style-name="P85"><text:span text:style-name="code">menuDeselected</text:span><text:span text:style-name="regular"> event handler invokes </text:span><text:span text:style-name="code">AboutDialog</text:span><text:span text:style-name="regular">.</text:span><text:span text:style-name="code">removeAboutDialog</text:span><text:span text:style-name="regular">();</text:span></text:p>
      <text:p text:style-name="method_20_doc_20_2"><text:span text:style-name="regular"/></text:p>
      <text:p text:style-name="P63"><text:span text:style-name="code"/></text:p>
      <text:p text:style-name="method_20_doc"><text:span text:style-name="code"><text:span text:style-name="T31">static class AboutDialog extends JDialog</text:span></text:span></text:p>
      <text:p text:style-name="P72"><text:span text:style-name="code"><text:span text:style-name="T34">JDialog</text:span></text:span><text:span text:style-name="regular"><text:span text:style-name="T34"> box, displays text describing </text:span></text:span><text:span text:style-name="code"><text:span text:style-name="T34">ChangeAgent</text:span></text:span><text:span text:style-name="regular"><text:span text:style-name="T34"> application in a scolling </text:span></text:span><text:span text:style-name="code"><text:span text:style-name="T34">JText</text:span></text:span><text:span text:style-name="regular"><text:span text:style-name="T34"> area.</text:span></text:span></text:p>
      <text:p text:style-name="P72"><text:span text:style-name="regular"><text:span text:style-name="T34"/></text:span></text:p>
      <text:p text:style-name="method_20_doc"><text:span text:style-name="regular"><text:span text:style-name="T8">Method Summary</text:span></text:span></text:p>
      <text:p text:style-name="method_20_doc"><text:span text:style-name="code"><text:span text:style-name="T28">AboutDialog()</text:span></text:span></text:p>
      <text:p text:style-name="P72"><text:span text:style-name="regular">Contructor. <text:s/>Instantiates </text:span><text:span text:style-name="code">JText</text:span><text:span text:style-name="regular"> area, </text:span><text:span text:style-name="code">JScrollPanel</text:span><text:span text:style-name="regular">, and </text:span><text:span text:style-name="code">JButton JButton</text:span><text:span text:style-name="regular"> “OKAY” parameter-defined anonymous event handler invokes </text:span><text:span text:style-name="code">setVisible(false).</text:span></text:p>
      <text:p text:style-name="method_20_doc"><text:span text:style-name="code"/></text:p>
      <text:p text:style-name="method_20_doc"><text:span text:style-name="code"><text:span text:style-name="T28">showAboutDialog()</text:span></text:span></text:p>
      <text:p text:style-name="P72"><text:span text:style-name="regular">Instantiates </text:span><text:span text:style-name="code">AboutDialog</text:span><text:span text:style-name="regular">, invokes </text:span><text:span text:style-name="code">setVisible(true).</text:span></text:p>
      <text:p text:style-name="P72"><text:span text:style-name="code"/></text:p>
      <text:p text:style-name="method_20_doc"><text:span text:style-name="code"><text:span text:style-name="T28">removeAboutDialog()</text:span></text:span></text:p>
      <text:p text:style-name="P72"><text:span text:style-name="regular">Invokes </text:span><text:span text:style-name="code">setVisible(false).</text:span></text:p>
      <text:p text:style-name="method_20_doc"><text:span text:style-name="regular"/></text:p>
      <text:p text:style-name="method_20_doc"><text:span text:style-name="code"><text:span text:style-name="T31">class AgentCountDialog</text:span></text:span></text:p>
      <text:p text:style-name="P72"><text:span text:style-name="regular"><text:span text:style-name="T34">Top level-class, a dialog box that contains GUI components for </text:span></text:span><text:span text:style-name="regular"><text:span text:style-name="T34">setting the number of Agents.</text:span></text:span></text:p>
      <text:p text:style-name="method_20_doc"><text:span text:style-name="code"/></text:p>
      <text:p text:style-name="method_20_doc"><text:soft-page-break/><text:span text:style-name="code">AgentCountDialog()</text:span></text:p>
      <text:p text:style-name="P72"><text:span text:style-name="code"><text:tab/>Constructor, </text:span><text:span text:style-name="regular">invokes</text:span><text:span text:style-name="code"> numberChoicePanel()</text:span></text:p>
      <text:p text:style-name="method_20_doc"><text:span text:style-name="code">showAgentCountDialog()</text:span></text:p>
      <text:p text:style-name="P72"><text:span text:style-name="code"><text:tab/></text:span><text:span text:style-name="regular">Instantiates</text:span><text:span text:style-name="code"> AgentCountDialog, </text:span><text:span text:style-name="regular">inovkes</text:span><text:span text:style-name="code"> setVisible(true)</text:span></text:p>
      <text:p text:style-name="method_20_doc"><text:span text:style-name="code">numberChoicePanel()</text:span></text:p>
      <text:p text:style-name="P72"><text:span text:style-name="code">JPanel</text:span><text:span text:style-name="regular"> contains editable </text:span><text:span text:style-name="code">JComboBox</text:span><text:span text:style-name="regular">, </text:span><text:span text:style-name="code">JLabel</text:span><text:span text:style-name="regular">, for user selection of number of </text:span><text:span text:style-name="code">Agents</text:span><text:span text:style-name="regular">. <text:s/></text:span><text:span text:style-name="code">JComboBox</text:span><text:span text:style-name="regular"> event listener assigns value to local variable </text:span><text:span text:style-name="code">numberOfAgents</text:span><text:span text:style-name="regular">. <text:s/></text:span><text:span text:style-name="code">JButton</text:span><text:span text:style-name="regular"> “Set Agent Count” invokes Agent.</text:span><text:span text:style-name="code">setNumberOfAgents</text:span><text:span text:style-name="regular">(</text:span><text:span text:style-name="code">numberOfAgents</text:span><text:span text:style-name="regular">).</text:span></text:p>
      <text:p text:style-name="method_20_doc"><text:span text:style-name="code"/></text:p>
      <text:p text:style-name="method_20_doc"><text:span text:style-name="code"><text:span text:style-name="T31">class ParametersDialog extends JDialog<text:tab/>Top level</text:span></text:span></text:p>
      <text:p text:style-name="P72"><text:span text:style-name="regular"><text:span text:style-name="T34">Top level-class, a dialog box that contains GUI components for setting system parameters. <text:s/>Hierarchy:</text:span></text:span></text:p>
      <text:p text:style-name="P72"><text:span text:style-name="regular"><text:span text:style-name="T34"/></text:span></text:p>
      <text:p text:style-name="P77"><text:span text:style-name="code"><text:span text:style-name="T34">sizePanel</text:span></text:span><text:span text:style-name="regular"><text:span text:style-name="T34"><text:tab/></text:span></text:span><text:span text:style-name="code"><text:span text:style-name="T34">speedPanel</text:span></text:span><text:span text:style-name="regular"><text:span text:style-name="T34"><text:tab/></text:span></text:span><text:span text:style-name="code"><text:span text:style-name="T34">JButton</text:span></text:span><text:span text:style-name="regular"><text:span text:style-name="T34"> “Set Parameters”<text:tab/></text:span></text:span><text:span text:style-name="code"><text:span text:style-name="T34">JButton</text:span></text:span><text:span text:style-name="regular"><text:span text:style-name="T34"> “Cancel”</text:span></text:span></text:p>
      <text:p text:style-name="P78"><text:span text:style-name="regular"><text:span text:style-name="T25"/></text:span></text:p>
      <text:p text:style-name="method_20_doc"><text:span text:style-name="regular"><text:span text:style-name="T8">Nested classes</text:span></text:span></text:p>
      <text:p text:style-name="method_20_doc"><text:span text:style-name="code">ErrorDialog</text:span></text:p>
      <text:p text:style-name="method_20_doc"><text:span text:style-name="code">ComboParams</text:span></text:p>
      <text:p text:style-name="method_20_doc"><text:span text:style-name="code">DemoSizePanel</text:span></text:p>
      <text:p text:style-name="method_20_doc"><text:span text:style-name="code"/></text:p>
      <text:p text:style-name="method_20_doc"><text:span text:style-name="regular"><text:span text:style-name="T8">Method Summary</text:span></text:span></text:p>
      <text:p text:style-name="method_20_doc"><text:span text:style-name="code"><text:span text:style-name="T28">ParametersDialog()</text:span></text:span></text:p>
      <text:p text:style-name="P72"><text:span text:style-name="code"><text:span text:style-name="T1"/></text:span></text:p>
      <text:p text:style-name="P72"><text:span text:style-name="code"><text:span text:style-name="T1"/></text:span></text:p>
      <text:p text:style-name="method_20_doc"><text:span text:style-name="code"><text:span text:style-name="T28">showParametersDialog()</text:span></text:span></text:p>
      <text:p text:style-name="P72"><text:span text:style-name="regular"><text:span text:style-name="T1">Instantiates a </text:span></text:span><text:span text:style-name="code"><text:span text:style-name="T1">JTabbedPane</text:span></text:span><text:span text:style-name="regular"><text:span text:style-name="T1"> with two tabs. <text:s/>One contains a </text:span></text:span><text:span text:style-name="code"><text:span text:style-name="T1">sizePanel</text:span></text:span><text:span text:style-name="regular"><text:span text:style-name="T1">, the other contains a </text:span></text:span><text:span text:style-name="code"><text:span text:style-name="T1">speedPanel</text:span></text:span><text:span text:style-name="regular"><text:span text:style-name="T1">. <text:s/>Instantiates two </text:span></text:span><text:span text:style-name="code"><text:span text:style-name="T1">JButtons</text:span></text:span><text:span text:style-name="regular"><text:span text:style-name="T1">, “Set Parameters” and “Cancel.” <text:s/>The “Set Parameters” event handler invokes </text:span></text:span><text:span text:style-name="code"><text:span text:style-name="T1">setAgentParameters</text:span></text:span><text:span text:style-name="regular"><text:span text:style-name="T1">(). <text:s text:c="2"/>The “Cancel” event handler invokes </text:span></text:span><text:span text:style-name="code"><text:span text:style-name="T1">setVisible</text:span></text:span><text:span text:style-name="regular"><text:span text:style-name="T1">(</text:span></text:span><text:span text:style-name="code"><text:span text:style-name="T1">false</text:span></text:span><text:span text:style-name="regular"><text:span text:style-name="T1">).</text:span></text:span></text:p>
      <text:p text:style-name="P72"><text:span text:style-name="code"><text:span text:style-name="T28"/></text:span></text:p>
      <text:p text:style-name="method_20_doc"><text:span text:style-name="code"><text:span text:style-name="T28">JPanel sizePanel()</text:span></text:span></text:p>
      <text:p text:style-name="P72"><text:span text:style-name="code"><text:span text:style-name="T28"><text:tab/></text:span></text:span><text:span text:style-name="regular"><text:span text:style-name="T1">Contains</text:span></text:span><text:span text:style-name="code"><text:span text:style-name="T1"> </text:span></text:span><text:span text:style-name="regular"><text:span text:style-name="T1">GUI</text:span></text:span><text:span text:style-name="code"><text:span text:style-name="T1"> </text:span></text:span><text:span text:style-name="regular"><text:span text:style-name="T1">components</text:span></text:span><text:span text:style-name="code"><text:span text:style-name="T1"> </text:span></text:span><text:span text:style-name="regular"><text:span text:style-name="T1">to</text:span></text:span><text:span text:style-name="code"><text:span text:style-name="T1"> </text:span></text:span><text:span text:style-name="regular"><text:span text:style-name="T1">set</text:span></text:span><text:span text:style-name="code"><text:span text:style-name="T1"> <text:s/></text:span></text:span><text:span text:style-name="regular"><text:span text:style-name="T3">start, minimum, lightweight, maximum, heavyweight, and state change sizes.</text:span></text:span></text:p>
      <text:p text:style-name="P75"><text:span text:style-name="code"><text:span text:style-name="T34">sizePanel</text:span></text:span><text:span text:style-name="regular"><text:span text:style-name="T34"> contains 6 </text:span></text:span><text:span text:style-name="code"><text:span text:style-name="T34">paramComponentPanels, </text:span></text:span><text:span text:style-name="regular"><text:span text:style-name="T34">each of which contains:</text:span></text:span></text:p>
      <text:p text:style-name="P66"><text:span text:style-name="code"><text:span text:style-name="T34">JPanel</text:span></text:span><text:span text:style-name="regular"><text:span text:style-name="T34"> </text:span></text:span><text:span text:style-name="code"><text:span text:style-name="T34">demoSizePanel</text:span></text:span><text:span text:style-name="regular"><text:span text:style-name="T34"><text:tab/><text:tab/></text:span></text:span></text:p>
      <text:p text:style-name="P66"><text:span text:style-name="code"><text:span text:style-name="T34">JComboBox</text:span></text:span><text:span text:style-name="regular"><text:span text:style-name="T34"> <text:tab/><text:tab/><text:tab/><text:tab/></text:span></text:span></text:p>
      <text:p text:style-name="P66"><text:span text:style-name="code"><text:span text:style-name="T34">JLabel</text:span></text:span><text:span text:style-name="regular"><text:span text:style-name="T34"> </text:span></text:span><text:span text:style-name="code"><text:span text:style-name="T34">sizeLabels</text:span></text:span></text:p>
      <text:p text:style-name="P78"><text:span text:style-name="regular"><text:span text:style-name="T34"><text:tab/><text:tab/>A filled circle is drawn in each </text:span></text:span><text:span text:style-name="code"><text:span text:style-name="T27">demoSizePanel</text:span></text:span><text:span text:style-name="regular"><text:span text:style-name="T27"> to indicate the selected size.</text:span></text:span></text:p>
      <text:p text:style-name="P75"><text:span text:style-name="regular"><text:span text:style-name="T20">The event handlers for each </text:span></text:span><text:span text:style-name="code"><text:span text:style-name="T20">JComboBox</text:span></text:span><text:span text:style-name="regular"><text:span text:style-name="T20"> check to see if the chosen size is compatible with the other size parameters. <text:s/>If the selected size is not compatible, an </text:span></text:span><text:span text:style-name="code"><text:span text:style-name="T20">ErrorDialog</text:span></text:span><text:span text:style-name="regular"><text:span text:style-name="T20"> is displayed with a message indicating the reason for the incompatiblility. <text:s/>Example: "Maximum size 35 must be greater than starting size 40.</text:span></text:span></text:p>
      <text:p text:style-name="P72"><text:span text:style-name="code"><text:span text:style-name="T1"/></text:span></text:p>
      <text:p text:style-name="method_20_doc"><text:span text:style-name="code"><text:span text:style-name="T28">JPanel speedPanel()</text:span></text:span></text:p>
      <text:p text:style-name="P75"><text:span text:style-name="regular"><text:span text:style-name="T3">Contains</text:span></text:span><text:span text:style-name="code"><text:span text:style-name="T3"> </text:span></text:span><text:span text:style-name="regular"><text:span text:style-name="T3">GUI</text:span></text:span><text:span text:style-name="code"><text:span text:style-name="T3"> </text:span></text:span><text:span text:style-name="regular"><text:span text:style-name="T3">components</text:span></text:span><text:span text:style-name="code"><text:span text:style-name="T3"> </text:span></text:span><text:span text:style-name="regular"><text:span text:style-name="T3">to set the minimum and maximum speeds, and multiplying factor for the lightweight and heavyweight </text:span></text:span><text:span text:style-name="code"><text:span text:style-name="T3">Agents</text:span></text:span><text:span text:style-name="regular"><text:span text:style-name="T3">.</text:span></text:span></text:p>
      <text:p text:style-name="P75"><text:span text:style-name="regular"><text:span text:style-name="T34"><text:tab/></text:span></text:span><text:span text:style-name="code"><text:span text:style-name="T34">speedPanel</text:span></text:span><text:span text:style-name="regular"><text:span text:style-name="T34"> contains 4 </text:span></text:span><text:span text:style-name="code"><text:span text:style-name="T34">paramComponentPanels</text:span></text:span><text:span text:style-name="regular"><text:span text:style-name="T34">, each of which contains:</text:span></text:span></text:p>
      <text:p text:style-name="P66"><text:span text:style-name="code"><text:span text:style-name="T34">JComboBox</text:span></text:span></text:p>
      <text:p text:style-name="P65"><text:soft-page-break/><text:span text:style-name="code"><text:span text:style-name="T27">JLabel</text:span></text:span><text:span text:style-name="regular"><text:span text:style-name="T27"> </text:span></text:span><text:span text:style-name="code"><text:span text:style-name="T27">sizeLabel</text:span></text:span></text:p>
      <text:p text:style-name="P76"><text:span text:style-name="code"><text:span text:style-name="T28"/></text:span></text:p>
      <text:p text:style-name="method_20_doc"><text:span text:style-name="code"><text:span text:style-name="T28">setAgentParameters()</text:span></text:span></text:p>
      <text:p text:style-name="P72"><text:span text:style-name="regular"><text:span text:style-name="T1">Invokes the </text:span></text:span><text:span text:style-name="code"><text:span text:style-name="T1">Agent</text:span></text:span><text:span text:style-name="regular"><text:span text:style-name="T1"> setter methods for the </text:span></text:span><text:span text:style-name="code"><text:span text:style-name="T1">Agent</text:span></text:span><text:span text:style-name="regular"><text:span text:style-name="T1"> parameters. <text:s/>Called by the event handler for the “Set Parameters” </text:span></text:span><text:span text:style-name="code"><text:span text:style-name="T1">JButton</text:span></text:span><text:span text:style-name="regular"><text:span text:style-name="T1">.</text:span></text:span></text:p>
      <text:p text:style-name="method_20_doc"><text:span text:style-name="code"/></text:p>
      <text:p text:style-name="method_20_doc"><text:span text:style-name="code"><text:span text:style-name="T28">getComboParams(int low, int high, int defaultValue)</text:span></text:span></text:p>
      <text:p text:style-name="P72"><text:span text:style-name="regular"><text:span text:style-name="T1">Assembles a </text:span></text:span><text:span text:style-name="code"><text:span text:style-name="T1">String</text:span></text:span><text:span text:style-name="regular"><text:span text:style-name="T1"> array of </text:span></text:span><text:span text:style-name="code"><text:span text:style-name="T1">Integers</text:span></text:span><text:span text:style-name="regular"><text:span text:style-name="T1">.</text:span></text:span><text:span text:style-name="code"><text:span text:style-name="T1">toString</text:span></text:span><text:span text:style-name="regular"><text:span text:style-name="T1">() values for integers from low to high, to pass as a parameter to the </text:span></text:span><text:span text:style-name="code"><text:span text:style-name="T1">JCombBox</text:span></text:span><text:span text:style-name="regular"><text:span text:style-name="T1"> constuctor. <text:s/>Returns a </text:span></text:span><text:span text:style-name="code"><text:span text:style-name="T1">ComboParams</text:span></text:span><text:span text:style-name="regular"><text:span text:style-name="T1"> object.</text:span></text:span></text:p>
      <text:p text:style-name="method_20_doc"><text:span text:style-name="code"><text:span text:style-name="T31">static class ComboParams</text:span></text:span></text:p>
      <text:p text:style-name="P72"><text:span text:style-name="code"><text:span text:style-name="T28"><text:tab/></text:span></text:span><text:span text:style-name="regular"><text:span text:style-name="T7">Fields:</text:span></text:span></text:p>
      <text:p text:style-name="P72"><text:span text:style-name="code"><text:span text:style-name="T1">String comboString</text:span></text:span></text:p>
      <text:p text:style-name="P72"><text:span text:style-name="code"><text:span text:style-name="T1">int defaultIndex</text:span></text:span></text:p>
      <text:p text:style-name="P72"><text:span text:style-name="code"><text:span text:style-name="T1"/></text:span></text:p>
      <text:p text:style-name="method_20_doc"><text:span text:style-name="code"><text:span text:style-name="T31">static class ErrorDialog extends JDialog</text:span></text:span></text:p>
      <text:p text:style-name="P41"><text:span text:style-name="regular">Contains a </text:span><text:span text:style-name="code">JPanel</text:span><text:span text:style-name="regular"> which contains a </text:span><text:span text:style-name="code">JLabel</text:span><text:span text:style-name="regular"> and a </text:span><text:span text:style-name="code">JButton.</text:span><text:span text:style-name="regular"> “Okay” to display an error message when the user selects a size that is incompatible with other sizes. <text:s/>Invoked by </text:span><text:span text:style-name="code">JComboBox</text:span><text:span text:style-name="regular"> event handlers contained in </text:span><text:span text:style-name="code">sizePanel</text:span><text:span text:style-name="regular"> and </text:span><text:span text:style-name="code">speedPanel</text:span><text:span text:style-name="regular">.</text:span></text:p>
      <text:p text:style-name="P41"><text:span text:style-name="code"/></text:p>
      <text:p text:style-name="P21"><text:span text:style-name="regular"><text:span text:style-name="T8">Method Summary</text:span></text:span></text:p>
      <text:p text:style-name="method_20_doc"><text:span text:style-name="code"><text:span text:style-name="T28">ErrorDialog()</text:span></text:span></text:p>
      <text:p text:style-name="P72"><text:span text:style-name="regular">Instantiates</text:span><text:span text:style-name="code"> </text:span><text:span text:style-name="regular">the</text:span><text:span text:style-name="code"> JLabel </text:span><text:span text:style-name="regular">and</text:span><text:span text:style-name="code"> JButton </text:span><text:span text:style-name="regular">components</text:span><text:span text:style-name="code">.</text:span></text:p>
      <text:p text:style-name="method_20_doc"><text:span text:style-name="code"/></text:p>
      <text:p text:style-name="P19"><text:span text:style-name="code"><text:span text:style-name="T28">showErrorDialog()</text:span></text:span></text:p>
      <text:p text:style-name="P72"><text:span text:style-name="code"><text:tab/></text:span><text:span text:style-name="regular">Instantiates</text:span><text:span text:style-name="code"> </text:span><text:span text:style-name="regular">an</text:span><text:span text:style-name="code"> ErrorDialog, </text:span><text:span text:style-name="regular">invokes</text:span><text:span text:style-name="code"> setVisible(true).</text:span></text:p>
      <text:p text:style-name="method_20_doc"><text:span text:style-name="code"><text:span text:style-name="T31"/></text:span></text:p>
      <text:p text:style-name="method_20_doc"><text:span text:style-name="code"><text:span text:style-name="T31">static class DemoSizePanel extends JPanel</text:span></text:span></text:p>
      <text:p text:style-name="P72"><text:span text:style-name="regular">Nested</text:span><text:span text:style-name="code"> </text:span><text:span text:style-name="regular">class</text:span><text:span text:style-name="code">. <text:s/></text:span><text:span text:style-name="regular">When the user selects a size parameter using a </text:span><text:span text:style-name="code">JComboBox</text:span><text:span text:style-name="regular"> in the </text:span><text:span text:style-name="code">speedPanel</text:span><text:span text:style-name="regular">, a filled </text:span><text:span text:style-name="code">Ellipse2D</text:span><text:span text:style-name="regular">.</text:span><text:span text:style-name="code">Float</text:span><text:span text:style-name="regular"> is painted to demonstrate the chosen size.</text:span></text:p>
      <text:p text:style-name="P72"><text:span text:style-name="code"/></text:p>
      <text:p text:style-name="method_20_doc"><text:span text:style-name="code"><text:tab/></text:span><text:span text:style-name="code"><text:span text:style-name="T28">DemoSizePanel()</text:span></text:span></text:p>
      <text:p text:style-name="P72"><text:span text:style-name="code"><text:tab/></text:span><text:span text:style-name="regular">Constructor invokes </text:span><text:span text:style-name="code">setPreferredSize</text:span><text:span text:style-name="regular"> and </text:span><text:span text:style-name="code">setBorder</text:span><text:span text:style-name="regular">.</text:span></text:p>
      <text:p text:style-name="method_20_doc"><text:span text:style-name="code"/></text:p>
      <text:p text:style-name="method_20_doc"><text:span text:style-name="code"><text:tab/></text:span><text:span text:style-name="code"><text:span text:style-name="T28">showDemoSize(int ds)</text:span></text:span></text:p>
      <text:p text:style-name="P72"><text:span text:style-name="code"><text:tab/></text:span><text:span text:style-name="regular">Sets class field int </text:span><text:span text:style-name="code">demoSize</text:span><text:span text:style-name="regular">, invokes </text:span><text:span text:style-name="code">repaint</text:span><text:span text:style-name="regular">().</text:span></text:p>
      <text:p text:style-name="method_20_doc"><text:span text:style-name="code"/></text:p>
      <text:p text:style-name="method_20_doc"><text:span text:style-name="code"><text:tab/></text:span><text:span text:style-name="code"><text:span text:style-name="T28">@override</text:span></text:span></text:p>
      <text:p text:style-name="method_20_doc"><text:span text:style-name="code"><text:span text:style-name="T28"><text:tab/>paintComponent()</text:span></text:span></text:p>
      <text:p text:style-name="P37"><text:span text:style-name="regular">Paints an </text:span><text:span text:style-name="code">Ellipse2D</text:span><text:span text:style-name="regular">.</text:span><text:span text:style-name="code">Float</text:span><text:span text:style-name="regular"> with the dimension set by </text:span><text:span text:style-name="code">showDemoSize</text:span><text:span text:style-name="regular">().</text:span></text:p>
      <text:p text:style-name="P37"><text:span text:style-name="code"/></text:p>
      <text:p text:style-name="P13"><text:span text:style-name="regular"><text:span text:style-name="T28">In source file PaintPanel.java:</text:span></text:span></text:p>
      <text:p text:style-name="P13"><text:span text:style-name="regular"><text:span text:style-name="T28"/></text:span></text:p>
      <text:p text:style-name="P14"><text:span text:style-name="code"><text:span text:style-name="T31">class PaintPanel</text:span></text:span></text:p>
      <text:p text:style-name="P28"><text:span text:style-name="regular">A </text:span><text:span text:style-name="code">JPanel</text:span><text:span text:style-name="regular"> in which the animation is painted. <text:s/></text:span><text:span text:style-name="code">repaint</text:span><text:span text:style-name="regular">() is invoked by </text:span><text:span text:style-name="code">run</text:span><text:span text:style-name="regular">() method of the </text:span><text:span text:style-name="code">AnimationThread</text:span><text:span text:style-name="regular"> class.</text:span></text:p>
      <text:p text:style-name="P30"><text:span text:style-name="code"/></text:p>
      <text:p text:style-name="method_20_doc"><text:span text:style-name="code">PaintPanel()</text:span></text:p>
      <text:p text:style-name="P72"><text:span text:style-name="code"><text:tab/></text:span><text:span text:style-name="regular">Contstructor.</text:span></text:p>
      <text:p text:style-name="P72"><text:span text:style-name="code"/></text:p>
      <text:p text:style-name="method_20_doc"><text:soft-page-break/><text:span text:style-name="code">@Override</text:span></text:p>
      <text:p text:style-name="method_20_doc"><text:span text:style-name="code"><text:span text:style-name="T28">paintComponent()</text:span></text:span></text:p>
      <text:p text:style-name="P72"><text:span text:style-name="regular">Loops through the </text:span><text:span text:style-name="code">agentList</text:span><text:span text:style-name="regular"> </text:span><text:span text:style-name="code">ArrayList</text:span><text:span text:style-name="regular">, paints each </text:span><text:span text:style-name="code">Agent</text:span><text:span text:style-name="regular"> </text:span><text:span text:style-name="code">Ellipse2D</text:span><text:span text:style-name="regular">.</text:span><text:span text:style-name="code">Float</text:span><text:span text:style-name="regular">.</text:span></text:p>
      <text:p text:style-name="method_20_doc"><text:span text:style-name="code"><text:span text:style-name="T5"/></text:span></text:p>
      <text:p text:style-name="method_20_doc"><text:span text:style-name="code"><text:span text:style-name="T5"/></text:span></text:p>
      <text:p text:style-name="P13"><text:span text:style-name="regular"><text:span text:style-name="T28">In source file Dashboard2.java:</text:span></text:span></text:p>
      <text:p text:style-name="P13"><text:span text:style-name="regular"><text:span text:style-name="T28"/></text:span></text:p>
      <text:p text:style-name="P13"><text:span text:style-name="code"><text:span text:style-name="T26">class Dashboard2</text:span></text:span></text:p>
      <text:p text:style-name="P54"><text:span text:style-name="regular"><text:span text:style-name="T25">Window containing animatied bar graphs displaying the distribution of </text:span></text:span><text:span text:style-name="code"><text:span text:style-name="T25">Agent</text:span></text:span><text:span text:style-name="regular"><text:span text:style-name="T25"> size, speed, average size and average speed.</text:span></text:span></text:p>
      <text:p text:style-name="P54"><text:span text:style-name="regular">Note</text:span><text:span text:style-name="regular"><text:span text:style-name="T25">:<text:tab/>Class is called Dashboard2 to because it was completely redesigned.</text:span></text:span></text:p>
      <text:p text:style-name="P54"><text:span text:style-name="regular"><text:span text:style-name="T25"/></text:span></text:p>
      <text:p text:style-name="P21"><text:span text:style-name="regular"><text:span text:style-name="T8">Inner classes</text:span></text:span></text:p>
      <text:p text:style-name="P21"><text:span text:style-name="code">DashboardThread</text:span></text:p>
      <text:p text:style-name="P21"><text:span text:style-name="code">AgentData</text:span></text:p>
      <text:p text:style-name="P21"><text:span text:style-name="code"/></text:p>
      <text:p text:style-name="P21"><text:span text:style-name="regular"><text:span text:style-name="T8">Nested class</text:span></text:span></text:p>
      <text:p text:style-name="P21"><text:span text:style-name="code">barGraph</text:span></text:p>
      <text:p text:style-name="P21"><text:span text:style-name="regular"><text:span text:style-name="T8"/></text:span></text:p>
      <text:p text:style-name="P21"><text:span text:style-name="regular"><text:span text:style-name="T8">Method summary</text:span></text:span></text:p>
      <text:p text:style-name="P39"><text:span text:style-name="code"><text:span text:style-name="T28">Dashboard2</text:span></text:span></text:p>
      <text:p text:style-name="P53"><text:span text:style-name="regular">Constructor. <text:s/>Instantiates JFrame, instantiate and adds BarGaph. <text:s/>Launches DashboardThread runnable.</text:span></text:p>
      <text:p text:style-name="P39"><text:span text:style-name="code"><text:span text:style-name="T28"/></text:span></text:p>
      <text:p text:style-name="P39"><text:span text:style-name="code"><text:span text:style-name="T28">initializeFilters(int numberBins)</text:span></text:span></text:p>
      <text:p text:style-name="P53"><text:span text:style-name="regular">Gets maximum and minimum sizes and speeds, calculates increments, constructs array of </text:span><text:span text:style-name="code">floats</text:span><text:span text:style-name="regular">[] </text:span><text:span text:style-name="code">sizeFilter</text:span><text:span text:style-name="regular">, </text:span><text:span text:style-name="code">speedFilter</text:span><text:span text:style-name="regular">.</text:span></text:p>
      <text:p text:style-name="P53"><text:span text:style-name="code"/></text:p>
      <text:p text:style-name="P39"><text:span text:style-name="code"><text:span text:style-name="T28">startUp()</text:span></text:span></text:p>
      <text:p text:style-name="P53"><text:span text:style-name="regular">Sets </text:span><text:span text:style-name="code">boolean</text:span><text:span text:style-name="regular"> </text:span><text:span text:style-name="code">dashboardUp</text:span><text:span text:style-name="regular"> to true. <text:s/>This flag is checked by the </text:span><text:span text:style-name="code">run</text:span><text:span text:style-name="regular">() method of </text:span><text:span text:style-name="code">DashboardThread</text:span><text:span text:style-name="regular">. <text:s/>Invoked by event handler of </text:span><text:span text:style-name="code">JButton</text:span><text:span text:style-name="regular"> “Dashboard” toggle on the </text:span><text:span text:style-name="code">ControlPanel</text:span><text:span text:style-name="regular">.</text:span></text:p>
      <text:p text:style-name="P53"><text:span text:style-name="code"/></text:p>
      <text:p text:style-name="P39"><text:span text:style-name="code"><text:span text:style-name="T28">shutdown()</text:span></text:span></text:p>
      <text:p text:style-name="P53"><text:span text:style-name="regular">Sets </text:span><text:span text:style-name="code">dashboardUp</text:span><text:span text:style-name="regular"> to false, shuts down of </text:span><text:span text:style-name="code">DashboardThread</text:span><text:span text:style-name="regular">. <text:s/>Invoked by </text:span><text:span text:style-name="code">JButton</text:span><text:span text:style-name="regular"> toggle on the </text:span><text:span text:style-name="code">ControlPanel</text:span></text:p>
      <text:p text:style-name="P39"><text:span text:style-name="code"/></text:p>
      <text:p text:style-name="P39"><text:span text:style-name="code"><text:span text:style-name="T28">updateDash()</text:span></text:span></text:p>
      <text:p text:style-name="P53"><text:span text:style-name="regular">Refreshes the bargraphs. <text:s/>Reads the data in </text:span><text:span text:style-name="code">agentList </text:span><text:span text:style-name="regular">by invoking </text:span><text:span text:style-name="code">AgentData.readData</text:span><text:span text:style-name="regular">(), sorts the raw data into bins using </text:span><text:span text:style-name="code">dataSorter()</text:span><text:span text:style-name="regular">, and invokes </text:span><text:span text:style-name="code">refreshGraph</text:span><text:span text:style-name="regular">() for each bargraph. <text:s/>Called from the </text:span><text:span text:style-name="code">run</text:span><text:span text:style-name="regular">() method of </text:span><text:span text:style-name="code">DashboardThread</text:span><text:span text:style-name="regular">.</text:span></text:p>
      <text:p text:style-name="P53"><text:span text:style-name="code"/></text:p>
      <text:p text:style-name="P39"><text:span text:style-name="code"><text:span text:style-name="T28">int[] dataSorter(ArrayList&lt;float&gt; rawData, float[] filter)</text:span></text:span></text:p>
      <text:p text:style-name="P81"><text:span text:style-name="regular">Sorts the ArrayList of floats in rawData into bins using the bin increment sizes in float []filter. <text:s/>Returns sorted data in an array of integers.</text:span></text:p>
      <text:p text:style-name="P80"><text:span text:style-name="regular"/></text:p>
      <text:p text:style-name="P11"><text:span text:style-name="code"><text:span text:style-name="T31">class DashboardThread</text:span></text:span></text:p>
      <text:p text:style-name="P11"><text:span text:style-name="code"/></text:p>
      <text:p text:style-name="P11"><text:span text:style-name="code"><text:span text:style-name="T8">Method summary</text:span></text:span></text:p>
      <text:p text:style-name="P11"><text:soft-page-break/><text:span text:style-name="code"><text:span text:style-name="T28">DashboardThread()</text:span></text:span></text:p>
      <text:p text:style-name="P11"><text:span text:style-name="code"/></text:p>
      <text:p text:style-name="P11"><text:span text:style-name="code"><text:span text:style-name="T28">@Override</text:span></text:span></text:p>
      <text:p text:style-name="P11"><text:span text:style-name="code"><text:span text:style-name="T28">run()</text:span></text:span></text:p>
      <text:p text:style-name="P11"><text:span text:style-name="code"/></text:p>
      <text:p text:style-name="P11"><text:span text:style-name="code"><text:span text:style-name="T31">class AgentData</text:span></text:span></text:p>
      <text:p text:style-name="P53"><text:span text:style-name="regular">Class fields for the raw data copied from </text:span><text:span text:style-name="code">agentList</text:span><text:span text:style-name="regular">. <text:s/>Since</text:span><text:span text:style-name="code"> agentList ArrayList </text:span><text:span text:style-name="regular">is only read from and not modified, concurrency is not an issue. <text:s/>The effect of thread locking on the animation performance should be investigated.</text:span></text:p>
      <text:p text:style-name="P53"><text:span text:style-name="code"/></text:p>
      <text:p text:style-name="P11"><text:span text:style-name="code"><text:span text:style-name="T8">Fields</text:span></text:span></text:p>
      <text:p text:style-name="P11"><text:span text:style-name="code">ArrayList &lt;float&gt; sizeDataA</text:span></text:p>
      <text:p text:style-name="P11"><text:span text:style-name="code">ArrayList &lt;float&gt; speedDataA</text:span></text:p>
      <text:p text:style-name="P11"><text:span text:style-name="code">ArrayList &lt;float&gt; sizeDataB</text:span></text:p>
      <text:p text:style-name="P11"><text:span text:style-name="code">ArrayList &lt;float&gt; speedDataB</text:span></text:p>
      <text:p text:style-name="P11"><text:span text:style-name="code"/></text:p>
      <text:p text:style-name="P11"><text:span text:style-name="regular"><text:span text:style-name="T8">Method summary</text:span></text:span></text:p>
      <text:p text:style-name="P11"><text:span text:style-name="code"><text:span text:style-name="T28">AgentData()</text:span></text:span></text:p>
      <text:p text:style-name="P53"><text:span text:style-name="regular">Contructor, instantiates the </text:span><text:span text:style-name="code">ArrayList</text:span><text:span text:style-name="regular"> fields.</text:span></text:p>
      <text:p text:style-name="P53"><text:span text:style-name="regular"/></text:p>
      <text:p text:style-name="P11"><text:span text:style-name="code"><text:span text:style-name="T28">readData()</text:span></text:span></text:p>
      <text:p text:style-name="P53"><text:span text:style-name="regular">Loops through </text:span><text:span text:style-name="code">agentList</text:span><text:span text:style-name="regular">, copies the size, </text:span><text:span text:style-name="code">deltaX</text:span><text:span text:style-name="regular"> and </text:span><text:span text:style-name="code">deltaY</text:span><text:span text:style-name="regular"> of each </text:span><text:span text:style-name="code">Agent</text:span><text:span text:style-name="regular">. <text:s/>Calculates the magnitude of the vector defined by </text:span><text:span text:style-name="code">deltaX</text:span><text:span text:style-name="regular"> and </text:span><text:span text:style-name="code">deltaY</text:span><text:span text:style-name="regular">. </text:span></text:p>
      <text:p text:style-name="P53"><text:span text:style-name="code"/></text:p>
      <text:p text:style-name="P11"><text:span text:style-name="code"><text:span text:style-name="T28">various getters()</text:span></text:span></text:p>
      <text:p text:style-name="P53"><text:span text:style-name="regular">Return the </text:span><text:span text:style-name="code">Agent </text:span><text:span text:style-name="regular">data fields.</text:span></text:p>
      <text:p text:style-name="P53"><text:span text:style-name="code"/></text:p>
      <text:p text:style-name="P11"><text:span text:style-name="code"><text:span text:style-name="T31">static class BarGraph extends JPanel</text:span></text:span></text:p>
      <text:p text:style-name="P53"><text:span text:style-name="regular">A </text:span><text:span text:style-name="code">JPanel</text:span><text:span text:style-name="regular"> in which the bargraph animation is rendered.</text:span></text:p>
      <text:p text:style-name="P53"><text:span text:style-name="code"/></text:p>
      <text:p text:style-name="P11"><text:span text:style-name="regular"><text:span text:style-name="T8">Method summary</text:span></text:span></text:p>
      <text:p text:style-name="P11"><text:span text:style-name="code"><text:span text:style-name="T28">BarGraph(Point graphLocation, Dimension size, int Bars)</text:span></text:span></text:p>
      <text:p text:style-name="P53"><text:span text:style-name="regular">Creates a </text:span><text:span text:style-name="code">BarGraph</text:span><text:span text:style-name="regular"> at </text:span><text:span text:style-name="code">graphLocation</text:span><text:span text:style-name="regular">, of </text:span><text:span text:style-name="code">size</text:span><text:span text:style-name="regular"> dimensions and having </text:span><text:span text:style-name="code">Bars</text:span><text:span text:style-name="regular"> number of bars. <text:s/>Invokes setBarXLocations().</text:span></text:p>
      <text:p text:style-name="P53"><text:span text:style-name="code"/></text:p>
      <text:p text:style-name="P11"><text:span text:style-name="code"><text:span text:style-name="T28">setBarGraphColor(Color color)</text:span></text:span></text:p>
      <text:p text:style-name="P53"><text:span text:style-name="regular">Sets</text:span><text:span text:style-name="code"> barColor </text:span><text:span text:style-name="regular">to</text:span><text:span text:style-name="code"> color. <text:s/></text:span><text:span text:style-name="regular">This value is used by</text:span><text:span text:style-name="code"> paintComponent().</text:span></text:p>
      <text:p text:style-name="P53"><text:span text:style-name="code"/></text:p>
      <text:p text:style-name="P11"><text:span text:style-name="code"><text:span text:style-name="T28">setBarXLocations</text:span></text:span></text:p>
      <text:p text:style-name="P53"><text:span text:style-name="regular">Calculates the X coordinate of each </text:span><text:span text:style-name="code">Bar</text:span><text:span text:style-name="regular"> </text:span><text:span text:style-name="code">Rectangle2D</text:span><text:span text:style-name="regular">.</text:span><text:span text:style-name="code">Float</text:span><text:span text:style-name="regular">, based on the size of the bargraph, the number of bars, and the gap between the bars. <text:s/>Gap size is presently hardcoded, a setter will be added in the next revision.</text:span></text:p>
      <text:p text:style-name="P53"><text:span text:style-name="code"/></text:p>
      <text:p text:style-name="P11"><text:span text:style-name="code"><text:span text:style-name="T28">ArrayList &lt;Bar&gt; getBarList(int[] dataAray)</text:span></text:span></text:p>
      <text:p text:style-name="P53"><text:span text:style-name="regular">Calculates the Y value of each </text:span><text:span text:style-name="code">Bar</text:span><text:span text:style-name="regular"> based on the values in </text:span><text:span text:style-name="code">dataArray</text:span><text:span text:style-name="regular">, returns </text:span><text:span text:style-name="code">ArrayList</text:span><text:span text:style-name="regular"> of </text:span><text:span text:style-name="code">Bars</text:span><text:span text:style-name="regular">.</text:span></text:p>
      <text:p text:style-name="P53"><text:span text:style-name="code"/></text:p>
      <text:p text:style-name="P11"><text:span text:style-name="code"><text:span text:style-name="T28">refreshGraph(float value, float max)</text:span></text:span></text:p>
      <text:p text:style-name="P53"><text:span text:style-name="regular">Calculates the Y value of a single </text:span><text:span text:style-name="code">Bar</text:span><text:span text:style-name="regular">, the height of which is the ratio of </text:span><text:span text:style-name="code">value</text:span><text:span text:style-name="regular">/</text:span><text:span text:style-name="code">max.</text:span></text:p>
      <text:p text:style-name="P53"><text:span text:style-name="code"/></text:p>
      <text:p text:style-name="P11"><text:span text:style-name="code"><text:span text:style-name="T28">refreshGraph(int[] graphData)</text:span></text:span></text:p>
      <text:p text:style-name="P53"><text:soft-page-break/><text:span text:style-name="regular">Invokes </text:span><text:span text:style-name="code">getBarList()</text:span><text:span text:style-name="regular"> with </text:span><text:span text:style-name="code">graphData</text:span><text:span text:style-name="regular"> as its parameter, invokes </text:span><text:span text:style-name="code">repaint</text:span><text:span text:style-name="regular">(). <text:s/>Called by Dashboard2.update().</text:span></text:p>
      <text:p text:style-name="P53"><text:span text:style-name="code"/></text:p>
      <text:p text:style-name="P11"><text:span text:style-name="code"><text:span text:style-name="T28">@Override</text:span></text:span></text:p>
      <text:p text:style-name="P11"><text:span text:style-name="code"><text:span text:style-name="T28">paintComponent()</text:span></text:span></text:p>
      <text:p text:style-name="P53"><text:span text:style-name="regular">Invokes</text:span><text:span text:style-name="code"> PaintGraph(g) </text:span><text:span text:style-name="regular">with</text:span><text:span text:style-name="code"> Graphics g.</text:span></text:p>
      <text:p text:style-name="P53"><text:span text:style-name="code"/></text:p>
      <text:p text:style-name="P11"><text:span text:style-name="code"><text:span text:style-name="T28">paintGraph()</text:span></text:span></text:p>
      <text:p text:style-name="P53"><text:span text:style-name="regular">Loops trough </text:span><text:span text:style-name="code">barList</text:span><text:span text:style-name="regular">, paints each </text:span><text:span text:style-name="code">Rectangle2D</text:span><text:span text:style-name="regular">.</text:span><text:span text:style-name="code">Float</text:span><text:span text:style-name="regular">.</text:span></text:p>
      <text:p text:style-name="P53"><text:span text:style-name="code"/></text:p>
      <text:p text:style-name="P11"><text:span text:style-name="code"><text:span text:style-name="T31">class Bar extends Rectangle2D.Float</text:span></text:span></text:p>
      <text:p text:style-name="P53"><text:span text:style-name="code">A single bar of the bar graph.</text:span></text:p>
      <text:p text:style-name="P53"><text:span text:style-name="code"/></text:p>
      <text:p text:style-name="P11"><text:span text:style-name="regular"><text:span text:style-name="T8">Constructors</text:span></text:span></text:p>
      <text:p text:style-name="P11"><text:span text:style-name="code"><text:span text:style-name="T28">Bar(Point barLoc, Dimension barSize)</text:span></text:span></text:p>
      <text:p text:style-name="P11"><text:span text:style-name="code"/></text:p>
      <text:p text:style-name="P11"><text:span text:style-name="code"><text:span text:style-name="T28">Bar(Point2D.Float barLoc, float width, float height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method_20_doc" style:display-name="method doc" style:family="paragraph" style:parent-style-name="Standard">
      <style:paragraph-properties fo:margin="100%" fo:margin-left="0in" fo:margin-right="0in" fo:margin-top="0in" fo:margin-bottom="0in" fo:text-indent="-0.0098in" style:auto-text-indent="false">
        <style:tab-stops>
          <style:tab-stop style:position="-0.5in"/>
          <style:tab-stop style:position="2.4862in"/>
          <style:tab-stop style:position="2.9972in"/>
        </style:tab-stops>
      </style:paragraph-properties>
      <style:text-properties fo:font-size="12pt" style:font-size-asian="12pt" style:font-size-complex="12pt"/>
    </style:style>
    <style:style style:name="method_20_doc_20_2" style:display-name="method doc 2" style:family="paragraph" style:parent-style-name="Standard">
      <style:paragraph-properties fo:margin="100%" fo:margin-left="3in" fo:margin-right="0in" fo:margin-top="0in" fo:margin-bottom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Numbering_20_4_20_Start" style:display-name="Numbering 4 Start" style:family="paragraph" style:parent-style-name="List" style:class="list">
      <style:paragraph-properties fo:margin="100%" fo:margin-left="1in" fo:margin-right="0in" fo:margin-top="0.1665in" fo:margin-bottom="0.0835in" fo:text-indent="-0.25in" style:auto-text-indent="false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de" style:family="text">
      <style:text-properties style:font-name="Microsoft Sans Serif1" fo:font-size="11pt" style:font-size-asian="12pt" style:font-size-complex="12pt"/>
    </style:style>
    <style:style style:name="Definition" style:family="text"/>
    <style:style style:name="A1" style:family="text">
      <style:text-properties style:font-name="Microsoft Sans Serif" fo:font-size="12pt" style:font-size-asian="12pt" style:font-size-complex="12pt"/>
    </style:style>
    <style:style style:name="A2" style:family="text">
      <style:text-properties fo:font-size="12pt" style:font-size-asian="12pt" style:font-size-complex="12pt"/>
    </style:style>
    <style:style style:name="regular" style:family="text">
      <style:text-properties fo:font-size="12pt" style:font-size-asian="12pt" style:font-size-complex="12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hangeAgent Design Specificatio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</meta:initial-creator>
    <meta:creation-date>2014-11-30T10:50:16.91</meta:creation-date>
    <dc:date>2015-03-05T15:19:53.26</dc:date>
    <dc:creator>Joseph </dc:creator>
    <meta:editing-duration>P3DT20H21S</meta:editing-duration>
    <meta:editing-cycles>25</meta:editing-cycles>
    <meta:generator>OpenOffice/4.1.0$Win32 OpenOffice.org_project/410m18$Build-9764</meta:generator>
    <meta:document-statistic meta:table-count="0" meta:image-count="0" meta:object-count="0" meta:page-count="14" meta:paragraph-count="418" meta:word-count="2272" meta:character-count="18415"/>
  </office:meta>
</office:document-meta>
</file>